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 style:family="paragraph" style:parent-style-name="Standard">
      <style:text-properties fo:font-size="12pt" officeooo:rsid="003d8f11" officeooo:paragraph-rsid="001d438c" style:font-size-asian="12pt" style:font-size-complex="12pt"/>
    </style:style>
    <style:style style:name="P8" style:family="paragraph" style:parent-style-name="Standard">
      <style:text-properties fo:font-size="12pt" officeooo:paragraph-rsid="001d438c" style:font-size-asian="12pt" style:font-size-complex="12pt"/>
    </style:style>
    <style:style style:name="P9" style:family="paragraph" style:parent-style-name="Standard">
      <style:text-properties officeooo:paragraph-rsid="000fc0a5"/>
    </style:style>
    <style:style style:name="P10" style:family="paragraph" style:parent-style-name="Standard">
      <style:text-properties officeooo:paragraph-rsid="001d438c"/>
    </style:style>
    <style:style style:name="P11" style:family="paragraph" style:parent-style-name="Standard">
      <style:text-properties officeooo:paragraph-rsid="001e41c1"/>
    </style:style>
    <style:style style:name="P12" style:family="paragraph" style:parent-style-name="Standard">
      <style:text-properties officeooo:paragraph-rsid="00175b93"/>
    </style:style>
    <style:style style:name="P13" style:family="paragraph" style:parent-style-name="Standard">
      <style:text-properties officeooo:rsid="00175b93" officeooo:paragraph-rsid="00175b93"/>
    </style:style>
    <style:style style:name="P14" style:family="paragraph" style:parent-style-name="Standard">
      <style:text-properties officeooo:rsid="001a31c4" officeooo:paragraph-rsid="001a31c4"/>
    </style:style>
    <style:style style:name="P15" style:family="paragraph" style:parent-style-name="Standard">
      <style:text-properties officeooo:paragraph-rsid="001a31c4"/>
    </style:style>
    <style:style style:name="P16" style:family="paragraph" style:parent-style-name="Standard">
      <style:text-properties officeooo:paragraph-rsid="001c25e0"/>
    </style:style>
    <style:style style:name="P17" style:family="paragraph" style:parent-style-name="Standard">
      <style:text-properties style:use-window-font-color="true" loext:opacity="0%" style:font-name="Times New Roman1" fo:font-size="12pt" fo:language="en" fo:country="US" officeooo:paragraph-rsid="001d438c" style:font-name-asian="Times New Roman1" style:font-size-asian="12pt" style:font-name-complex="Times New Roman1" style:font-size-complex="12pt" style:language-complex="ar" style:country-complex="SA"/>
    </style:style>
    <style:style style:name="P18" style:family="paragraph" style:parent-style-name="Standard">
      <style:text-properties style:font-name="Courier" officeooo:paragraph-rsid="001d438c"/>
    </style:style>
    <style:style style:name="P19" style:family="paragraph" style:parent-style-name="Standard">
      <style:text-properties officeooo:rsid="001ebd97" officeooo:paragraph-rsid="001e41c1"/>
    </style:style>
    <style:style style:name="P20" style:family="paragraph" style:parent-style-name="Standard">
      <style:text-properties officeooo:rsid="001e41c1" officeooo:paragraph-rsid="001e41c1"/>
    </style:style>
    <style:style style:name="P21" style:family="paragraph" style:parent-style-name="Standard">
      <style:text-properties officeooo:paragraph-rsid="0023e351"/>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Standard">
      <style:paragraph-properties fo:break-before="page"/>
    </style:style>
    <style:style style:name="P27" style:family="paragraph" style:parent-style-name="Standard">
      <style:text-properties officeooo:rsid="00295674" officeooo:paragraph-rsid="002a63c0"/>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3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3" style:family="paragraph" style:parent-style-name="Heading_20_1" style:master-page-name="First_20_Page">
      <style:paragraph-properties style:page-number="auto"/>
    </style:style>
    <style:style style:name="P34" style:family="paragraph" style:parent-style-name="Heading_20_1">
      <style:text-properties officeooo:rsid="001c25e0" officeooo:paragraph-rsid="001c25e0"/>
    </style:style>
    <style:style style:name="P35" style:family="paragraph" style:parent-style-name="Heading_20_2">
      <style:text-properties officeooo:rsid="001d438c" officeooo:paragraph-rsid="001d438c"/>
    </style:style>
    <style:style style:name="P36" style:family="paragraph" style:parent-style-name="Heading_20_3">
      <style:text-properties officeooo:paragraph-rsid="001d438c"/>
    </style:style>
    <style:style style:name="P37" style:family="paragraph" style:parent-style-name="Heading_20_3">
      <style:text-properties officeooo:paragraph-rsid="001e41c1"/>
    </style:style>
    <style:style style:name="P38" style:family="paragraph" style:parent-style-name="Standard">
      <style:text-properties officeooo:rsid="00175b93" officeooo:paragraph-rsid="00175b93"/>
    </style:style>
    <style:style style:name="P39" style:family="paragraph" style:parent-style-name="Standard">
      <style:text-properties officeooo:paragraph-rsid="001e91f5"/>
    </style:style>
    <style:style style:name="P40" style:family="paragraph" style:parent-style-name="Standard">
      <style:text-properties officeooo:rsid="0011b8a6" officeooo:paragraph-rsid="0011b8a6"/>
    </style:style>
    <style:style style:name="P41" style:family="paragraph" style:parent-style-name="Standard">
      <style:text-properties officeooo:rsid="0011b8a6" officeooo:paragraph-rsid="00175b93"/>
    </style:style>
    <style:style style:name="P42" style:family="paragraph" style:parent-style-name="Standard">
      <style:text-properties style:use-window-font-color="true" loext:opacity="0%" style:font-name="Times New Roman1" fo:font-size="12pt" fo:language="en" fo:country="US" fo:font-style="normal" officeooo:rsid="0015a8a1" officeooo:paragraph-rsid="0015a8a1" style:font-name-asian="Times New Roman1" style:font-size-asian="12pt" style:font-style-asian="normal" style:font-name-complex="Times New Roman1" style:font-size-complex="12pt" style:language-complex="ar" style:country-complex="SA" style:font-style-complex="normal"/>
    </style:style>
    <style:style style:name="P43" style:family="paragraph" style:parent-style-name="Standard" style:list-style-name="L4">
      <style:text-properties style:use-window-font-color="true" loext:opacity="0%" style:font-name="Times New Roman1" fo:font-size="12pt" fo:language="en" fo:country="US" officeooo:rsid="001e51c6" officeooo:paragraph-rsid="001e41c1" style:font-name-asian="Times New Roman1" style:font-size-asian="12pt" style:font-name-complex="Times New Roman1" style:font-size-complex="12pt" style:language-complex="ar" style:country-complex="SA"/>
    </style:style>
    <style:style style:name="P44" style:family="paragraph" style:parent-style-name="Standard">
      <style:text-properties style:use-window-font-color="true" loext:opacity="0%" style:font-name="Times New Roman1" fo:font-size="12pt" fo:language="en" fo:country="US" officeooo:paragraph-rsid="001d438c" style:font-name-asian="Times New Roman1" style:font-size-asian="12pt" style:font-name-complex="Times New Roman1" style:font-size-complex="12pt" style:language-complex="ar" style:country-complex="SA"/>
    </style:style>
    <style:style style:name="P45" style:family="paragraph" style:parent-style-name="Standard">
      <style:text-properties officeooo:rsid="0015a8a1" officeooo:paragraph-rsid="001443ec"/>
    </style:style>
    <style:style style:name="P46" style:family="paragraph" style:parent-style-name="Standard">
      <style:text-properties officeooo:paragraph-rsid="002b168d"/>
    </style:style>
    <style:style style:name="P47" style:family="paragraph" style:parent-style-name="Standard">
      <style:text-properties officeooo:rsid="0023e351" officeooo:paragraph-rsid="0023e351"/>
    </style:style>
    <style:style style:name="P48" style:family="paragraph" style:parent-style-name="Standard">
      <style:text-properties officeooo:rsid="0023e351" officeooo:paragraph-rsid="0030c8c7"/>
    </style:style>
    <style:style style:name="P49" style:family="paragraph" style:parent-style-name="Standard">
      <style:paragraph-properties fo:margin-left="0in" fo:margin-right="0in" fo:margin-top="0in" fo:margin-bottom="0.1181in" style:contextual-spacing="false" fo:orphans="2" fo:widows="2" fo:text-indent="0in" style:auto-text-indent="false" style:writing-mode="lr-tb"/>
      <style:text-properties style:font-name="TimesNewRomanPSMT" fo:font-size="12pt"/>
    </style:style>
    <style:style style:name="P50" style:family="paragraph" style:parent-style-name="Standard">
      <style:text-properties style:font-name="TimesNewRomanPSMT" fo:font-size="12pt"/>
    </style:style>
    <style:style style:name="P51" style:family="paragraph" style:parent-style-name="Standard" style:list-style-name="L1"/>
    <style:style style:name="P52" style:family="paragraph" style:parent-style-name="Standard" style:list-style-name="L2">
      <style:text-properties officeooo:rsid="0048173c" officeooo:paragraph-rsid="001a31c4"/>
    </style:style>
    <style:style style:name="P53" style:family="paragraph" style:parent-style-name="Standard">
      <style:text-properties officeooo:rsid="0048173c" officeooo:paragraph-rsid="001a31c4"/>
    </style:style>
    <style:style style:name="P54" style:family="paragraph" style:parent-style-name="Standard" style:list-style-name="L3">
      <style:text-properties officeooo:paragraph-rsid="001a31c4"/>
    </style:style>
    <style:style style:name="P55" style:family="paragraph" style:parent-style-name="Standard">
      <style:text-properties officeooo:paragraph-rsid="000fd386"/>
    </style:style>
    <style:style style:name="P56" style:family="paragraph" style:parent-style-name="Standard">
      <style:text-properties officeooo:rsid="000fd386" officeooo:paragraph-rsid="000fd386"/>
    </style:style>
    <style:style style:name="P57" style:family="paragraph" style:parent-style-name="Standard">
      <style:text-properties officeooo:paragraph-rsid="001a31c4"/>
    </style:style>
    <style:style style:name="P58" style:family="paragraph" style:parent-style-name="Standard">
      <style:text-properties officeooo:paragraph-rsid="001d438c"/>
    </style:style>
    <style:style style:name="P59" style:family="paragraph" style:parent-style-name="Standard">
      <style:text-properties officeooo:rsid="001ebd97" officeooo:paragraph-rsid="001d438c"/>
    </style:style>
    <style:style style:name="P60" style:family="paragraph" style:parent-style-name="Standard">
      <style:text-properties officeooo:rsid="001ebd97" officeooo:paragraph-rsid="001e41c1"/>
    </style:style>
    <style:style style:name="P61"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P62" style:family="paragraph" style:parent-style-name="Standard">
      <style:text-properties officeooo:rsid="00189298" officeooo:paragraph-rsid="0030c8c7"/>
    </style:style>
    <style:style style:name="P63" style:family="paragraph" style:parent-style-name="Standard">
      <style:text-properties officeooo:paragraph-rsid="0023e351"/>
    </style:style>
    <style:style style:name="P64" style:family="paragraph" style:parent-style-name="Standard">
      <style:text-properties officeooo:paragraph-rsid="0030c8c7"/>
    </style:style>
    <style:style style:name="P65" style:family="paragraph" style:parent-style-name="Standard">
      <style:text-properties officeooo:paragraph-rsid="000fc0a5"/>
    </style:style>
    <style:style style:name="P66" style:family="paragraph" style:parent-style-name="Standard">
      <style:text-properties officeooo:paragraph-rsid="00175b93"/>
    </style:style>
    <style:style style:name="P67" style:family="paragraph" style:parent-style-name="Standard">
      <style:text-properties officeooo:rsid="001e91f5" officeooo:paragraph-rsid="001e91f5"/>
    </style:style>
    <style:style style:name="P68" style:family="paragraph" style:parent-style-name="Standard">
      <style:text-properties officeooo:paragraph-rsid="001c25e0"/>
    </style:style>
    <style:style style:name="P69" style:family="paragraph" style:parent-style-name="Standard">
      <style:text-properties officeooo:rsid="001f065d" officeooo:paragraph-rsid="001f065d"/>
    </style:style>
    <style:style style:name="P70"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P71" style:family="paragraph">
      <style:paragraph-properties style:writing-mode="lr-tb"/>
      <style:text-properties style:font-name="Times New Roman" fo:font-size="1pt" style:font-name-asian="Times New Roman" style:font-name-complex="Times New Roman"/>
    </style:style>
    <style:style style:name="P72"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loext:opacity="0%" fo:language="en" fo:country="US"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0fd386"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75b93"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5ba069"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e743a"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1f2b0"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3d8f11"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c82e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d438c"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e51c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423d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e14f5"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e41c1"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30c8c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fo:font-style="normal" officeooo:rsid="0016937a" style:font-name-asian="Times New Roman1" style:font-size-asian="12pt" style:font-style-asian="normal" style:font-name-complex="Times New Roman1" style:font-size-complex="12pt" style:language-complex="ar" style:country-complex="SA" style:font-style-complex="normal"/>
    </style:style>
    <style:style style:name="T21" style:family="text">
      <style:text-properties style:use-window-font-color="true" loext:opacity="0%" style:font-name="Times New Roman1" fo:font-size="12pt" fo:language="en" fo:country="US" fo:font-style="normal" officeooo:rsid="001a31c4" style:font-name-asian="Times New Roman1" style:font-size-asian="12pt" style:font-style-asian="normal" style:font-name-complex="Times New Roman1" style:font-size-complex="12pt" style:language-complex="ar" style:country-complex="SA" style:font-style-complex="normal"/>
    </style:style>
    <style:style style:name="T22" style:family="text">
      <style:text-properties style:use-window-font-color="true" loext:opacity="0%" style:font-name="Times New Roman1" fo:font-size="12pt" fo:language="en" fo:country="US" fo:font-style="normal" officeooo:rsid="001443ec" style:font-name-asian="Times New Roman1" style:font-size-asian="12pt" style:font-style-asian="normal" style:font-name-complex="Times New Roman1" style:font-size-complex="12pt" style:language-complex="ar" style:country-complex="SA" style:font-style-complex="normal"/>
    </style:style>
    <style:style style:name="T23" style:family="text">
      <style:text-properties style:use-window-font-color="true" loext:opacity="0%" style:font-name="Times New Roman1" fo:font-size="12pt" fo:language="en" fo:country="US" fo:font-style="normal" officeooo:rsid="0030c8c7" style:font-name-asian="Times New Roman1" style:font-size-asian="12pt" style:font-style-asian="normal" style:font-name-complex="Times New Roman1" style:font-size-complex="12pt" style:language-complex="ar" style:country-complex="SA" style:font-style-complex="normal"/>
    </style:style>
    <style:style style:name="T24" style:family="text">
      <style:text-properties style:use-window-font-color="true" loext:opacity="0%" style:font-name="TimesNewRomanPSMT" fo:font-size="12pt" fo:language="en" fo:country="US"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NewRomanPSMT" fo:font-size="12pt" fo:language="en" fo:country="US" officeooo:rsid="001e51c6" style:font-name-asian="Times New Roman1" style:font-size-asian="12pt" style:font-name-complex="Times New Roman1" style:font-size-complex="12pt" style:language-complex="ar" style:country-complex="SA"/>
    </style:style>
    <style:style style:name="T26" style:family="text">
      <style:text-properties officeooo:rsid="000fc0a5"/>
    </style:style>
    <style:style style:name="T27" style:family="text">
      <style:text-properties officeooo:rsid="000fd386"/>
    </style:style>
    <style:style style:name="T28" style:family="text">
      <style:text-properties officeooo:rsid="001386c1"/>
    </style:style>
    <style:style style:name="T29" style:family="text">
      <style:text-properties officeooo:rsid="001443ec"/>
    </style:style>
    <style:style style:name="T30" style:family="text">
      <style:text-properties fo:font-style="italic" style:font-style-asian="italic" style:font-style-complex="italic"/>
    </style:style>
    <style:style style:name="T31" style:family="text">
      <style:text-properties fo:font-style="italic" officeooo:rsid="001443ec" style:font-style-asian="italic" style:font-style-complex="italic"/>
    </style:style>
    <style:style style:name="T32" style:family="text">
      <style:text-properties fo:font-style="italic" officeooo:rsid="0016937a" style:font-style-asian="italic" style:font-style-complex="italic"/>
    </style:style>
    <style:style style:name="T33" style:family="text">
      <style:text-properties fo:font-style="normal" officeooo:rsid="001443ec" style:font-style-asian="normal" style:font-style-complex="normal"/>
    </style:style>
    <style:style style:name="T34" style:family="text">
      <style:text-properties officeooo:rsid="00175b93"/>
    </style:style>
    <style:style style:name="T35" style:family="text">
      <style:text-properties officeooo:rsid="0018347b"/>
    </style:style>
    <style:style style:name="T36" style:family="text">
      <style:text-properties officeooo:rsid="001a31c4"/>
    </style:style>
    <style:style style:name="T37" style:family="text">
      <style:text-properties officeooo:rsid="0048173c"/>
    </style:style>
    <style:style style:name="T38" style:family="text">
      <style:text-properties officeooo:rsid="001c25e0"/>
    </style:style>
    <style:style style:name="T39" style:family="text">
      <style:text-properties officeooo:rsid="005ba069"/>
    </style:style>
    <style:style style:name="T40" style:family="text">
      <style:text-properties officeooo:rsid="001d438c"/>
    </style:style>
    <style:style style:name="T41" style:family="text">
      <style:text-properties officeooo:rsid="003d8f11"/>
    </style:style>
    <style:style style:name="T42" style:family="text">
      <style:text-properties fo:font-size="10pt" style:font-size-asian="10pt" style:font-size-complex="10pt"/>
    </style:style>
    <style:style style:name="T43" style:family="text">
      <style:text-properties fo:font-size="10pt" officeooo:rsid="001d438c" style:font-size-asian="10pt" style:font-size-complex="10pt"/>
    </style:style>
    <style:style style:name="T44" style:family="text">
      <style:text-properties officeooo:rsid="004b11bd"/>
    </style:style>
    <style:style style:name="T45" style:family="text">
      <style:text-properties officeooo:rsid="007501f2"/>
    </style:style>
    <style:style style:name="T46" style:family="text">
      <style:text-properties officeooo:rsid="00726a4c"/>
    </style:style>
    <style:style style:name="T47" style:family="text">
      <style:text-properties officeooo:rsid="00154050"/>
    </style:style>
    <style:style style:name="T48" style:family="text">
      <style:text-properties officeooo:rsid="001e14f5"/>
    </style:style>
    <style:style style:name="T49" style:family="text">
      <style:text-properties officeooo:rsid="001e41c1"/>
    </style:style>
    <style:style style:name="T50" style:family="text">
      <style:text-properties officeooo:rsid="00202675"/>
    </style:style>
    <style:style style:name="T51" style:family="text">
      <style:text-properties officeooo:rsid="0020ea39"/>
    </style:style>
    <style:style style:name="T52" style:family="text">
      <style:text-properties officeooo:rsid="0023e351"/>
    </style:style>
    <style:style style:name="T53" style:family="text">
      <style:text-properties officeooo:rsid="002423d1"/>
    </style:style>
    <style:style style:name="T54" style:family="text">
      <style:text-properties officeooo:rsid="0016937a"/>
    </style:style>
    <style:style style:name="T55" style:family="text">
      <style:text-properties style:font-name="TimesNewRomanPSMT" fo:font-size="12pt"/>
    </style:style>
    <style:style style:name="T56" style:family="text">
      <style:text-properties officeooo:rsid="00295674"/>
    </style:style>
    <style:style style:name="T57" style:family="text">
      <style:text-properties officeooo:rsid="00296d45"/>
    </style:style>
    <style:style style:name="T58" style:family="text">
      <style:text-properties officeooo:rsid="001ebd97"/>
    </style:style>
    <style:style style:name="T59" style:family="text">
      <style:text-properties officeooo:rsid="002cfbd1"/>
    </style:style>
    <style:style style:name="T60" style:family="text">
      <style:text-properties officeooo:rsid="002e908f"/>
    </style:style>
    <style:style style:name="T61" style:family="text">
      <style:text-properties officeooo:rsid="0030c8c7"/>
    </style:style>
    <style:style style:name="T62"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2038464" text:id="ct105553122038464">
          <text:deletion>
            <office:change-info>
              <dc:creator>D.E. Goodman-Wilson</dc:creator>
              <dc:date>2014-09-19T10:39:00</dc:date>
            </office:change-info>
            <text:p text:style-name="P9">Minimal introductory material, only the stuff that's absolutely needed to understand the Standard</text:p>
          </text:deletion>
        </text:changed-region>
        <text:changed-region xml:id="ct105553122038704" text:id="ct105553122038704">
          <text:insertion>
            <office:change-info>
              <dc:creator>D.E. Goodman-Wilson</dc:creator>
              <dc:date>2014-09-19T10:39:00</dc:date>
            </office:change-info>
          </text:insertion>
        </text:changed-region>
        <text:changed-region xml:id="ct105553122038944" text:id="ct105553122038944">
          <text:deletion>
            <office:change-info>
              <dc:creator>Balazs Racz</dc:creator>
              <dc:date>2024-07-02T21:13:54</dc:date>
            </office:change-info>
            <text:p text:style-name="P9">d</text:p>
          </text:deletion>
          <text:insertion>
            <office:change-info>
              <dc:creator>D.E. Goodman-Wilson</dc:creator>
              <dc:date>2014-09-19T10:39:00</dc:date>
            </office:change-info>
          </text:insertion>
        </text:changed-region>
        <text:changed-region xml:id="ct105553122039184" text:id="ct105553122039184">
          <text:insertion>
            <office:change-info>
              <dc:creator>Balazs Racz</dc:creator>
              <dc:date>2024-07-02T21:13:54</dc:date>
            </office:change-info>
          </text:insertion>
        </text:changed-region>
        <text:changed-region xml:id="ct105553122039424" text:id="ct105553122039424">
          <text:insertion>
            <office:change-info>
              <dc:creator>D.E. Goodman-Wilson</dc:creator>
              <dc:date>2014-09-19T10:39:00</dc:date>
            </office:change-info>
          </text:insertion>
        </text:changed-region>
        <text:changed-region xml:id="ct105553122039664" text:id="ct105553122039664">
          <text:insertion>
            <office:change-info>
              <dc:creator>Jim Kueneman</dc:creator>
              <dc:date>2014-11-09T14:54:00</dc:date>
            </office:change-info>
          </text:insertion>
        </text:changed-region>
        <text:changed-region xml:id="ct105553122039904" text:id="ct105553122039904">
          <text:insertion>
            <office:change-info>
              <dc:creator>Balazs Racz</dc:creator>
              <dc:date>2024-07-02T21:14:15</dc:date>
            </office:change-info>
          </text:insertion>
        </text:changed-region>
        <text:changed-region xml:id="ct105553122040144" text:id="ct105553122040144">
          <text:insertion>
            <office:change-info>
              <dc:creator>Jim Kueneman</dc:creator>
              <dc:date>2014-11-09T14:54:00</dc:date>
            </office:change-info>
          </text:insertion>
        </text:changed-region>
        <text:changed-region xml:id="ct105553122040384" text:id="ct105553122040384">
          <text:deletion>
            <office:change-info>
              <dc:creator>Balazs Racz</dc:creator>
              <dc:date>2024-07-02T21:14:25</dc:date>
            </office:change-info>
            <text:p text:style-name="P9"><text:s/>configuration options available </text:p>
          </text:deletion>
          <text:insertion>
            <office:change-info>
              <dc:creator>D.E. Goodman-Wilson</dc:creator>
              <dc:date>2014-09-19T10:40:00</dc:date>
            </office:change-info>
          </text:insertion>
        </text:changed-region>
        <text:changed-region xml:id="ct105553122040624" text:id="ct105553122040624">
          <text:insertion>
            <office:change-info>
              <dc:creator>Balazs Racz</dc:creator>
              <dc:date>2024-07-02T21:14:25</dc:date>
            </office:change-info>
          </text:insertion>
        </text:changed-region>
        <text:changed-region xml:id="ct105553122040864" text:id="ct105553122040864">
          <text:insertion>
            <office:change-info>
              <dc:creator>D.E. Goodman-Wilson</dc:creator>
              <dc:date>2014-09-19T10:40:00</dc:date>
            </office:change-info>
          </text:insertion>
        </text:changed-region>
        <text:changed-region xml:id="ct105553122041104" text:id="ct105553122041104">
          <text:insertion>
            <office:change-info>
              <dc:creator>Balazs Racz</dc:creator>
              <dc:date>2024-07-02T21:13:43</dc:date>
            </office:change-info>
          </text:insertion>
        </text:changed-region>
        <text:changed-region xml:id="ct105553122041344" text:id="ct105553122041344">
          <text:deletion>
            <office:change-info>
              <dc:creator>Balazs Racz</dc:creator>
              <dc:date>2024-07-02T21:13:46</dc:date>
            </office:change-info>
            <text:p text:style-name="P9"><text:span text:style-name="T26">node</text:span></text:p>
          </text:deletion>
          <text:insertion>
            <office:change-info>
              <dc:creator>D.E. Goodman-Wilson</dc:creator>
              <dc:date>2014-09-19T10:40:00</dc:date>
            </office:change-info>
          </text:insertion>
        </text:changed-region>
        <text:changed-region xml:id="ct105553122041584" text:id="ct105553122041584">
          <text:insertion>
            <office:change-info>
              <dc:creator>D.E. Goodman-Wilson</dc:creator>
              <dc:date>2014-09-19T10:40:00</dc:date>
            </office:change-info>
          </text:insertion>
        </text:changed-region>
        <text:changed-region xml:id="ct105553122041824" text:id="ct105553122041824">
          <text:deletion>
            <office:change-info>
              <dc:creator>Jim Kueneman</dc:creator>
              <dc:date>2014-11-09T14:54:00</dc:date>
            </office:change-info>
            <text:p text:style-name="P9">Configuration</text:p>
          </text:deletion>
        </text:changed-region>
        <text:changed-region xml:id="ct105553122042064" text:id="ct105553122042064">
          <text:insertion>
            <office:change-info>
              <dc:creator>Jim Kueneman</dc:creator>
              <dc:date>2014-11-09T14:54:00</dc:date>
            </office:change-info>
          </text:insertion>
        </text:changed-region>
        <text:changed-region xml:id="ct105553122042304" text:id="ct105553122042304">
          <text:insertion>
            <office:change-info>
              <dc:creator>D.E. Goodman-Wilson</dc:creator>
              <dc:date>2014-09-19T10:40:00</dc:date>
            </office:change-info>
          </text:insertion>
        </text:changed-region>
        <text:changed-region xml:id="ct105553122042544" text:id="ct105553122042544">
          <text:deletion>
            <office:change-info>
              <dc:creator>Jim Kueneman</dc:creator>
              <dc:date>2014-11-09T15:13:00</dc:date>
            </office:change-info>
            <text:p text:style-name="P9">C</text:p>
          </text:deletion>
        </text:changed-region>
        <text:changed-region xml:id="ct105553122042784" text:id="ct105553122042784">
          <text:insertion>
            <office:change-info>
              <dc:creator>Jim Kueneman</dc:creator>
              <dc:date>2014-11-09T15:13:00</dc:date>
            </office:change-info>
          </text:insertion>
        </text:changed-region>
        <text:changed-region xml:id="ct105553122035344" text:id="ct105553122035344">
          <text:insertion>
            <office:change-info>
              <dc:creator>D.E. Goodman-Wilson</dc:creator>
              <dc:date>2014-09-19T10:40:00</dc:date>
            </office:change-info>
          </text:insertion>
        </text:changed-region>
        <text:changed-region xml:id="ct105553122036304" text:id="ct105553122036304">
          <text:insertion>
            <office:change-info>
              <dc:creator>Balazs Racz</dc:creator>
              <dc:date>2024-07-02T21:14:46</dc:date>
            </office:change-info>
          </text:insertion>
        </text:changed-region>
        <text:changed-region xml:id="ct105553122036784" text:id="ct105553122036784">
          <text:deletion>
            <office:change-info>
              <dc:creator>Bob Jacobsen</dc:creator>
              <dc:date>2024-07-04T09:19:22</dc:date>
            </office:change-info>
            <text:p text:style-name="P55"/>
            <text:p text:style-name="P56"/>
          </text:deletion>
          <text:insertion>
            <office:change-info>
              <dc:creator>Balazs Racz</dc:creator>
              <dc:date>2024-07-02T21:23:02</dc:date>
            </office:change-info>
          </text:insertion>
        </text:changed-region>
        <text:changed-region xml:id="ct105553122036544" text:id="ct105553122036544">
          <text:deletion>
            <office:change-info>
              <dc:creator>Bob Jacobsen</dc:creator>
              <dc:date>2024-07-04T09:19:21</dc:date>
            </office:change-info>
            <text:p text:style-name="P56">This concept and interaction is using the same pattern and similar format as the Configuration Description Information, purposefully, with the expectation that OpenLCB devices will be able to share the software implementation between these two use-cases.</text:p>
          </text:deletion>
          <text:insertion>
            <office:change-info>
              <dc:creator>Balazs Racz</dc:creator>
              <dc:date>2024-07-02T21:24:31</dc:date>
            </office:change-info>
          </text:insertion>
        </text:changed-region>
        <text:changed-region xml:id="ct105553122154832" text:id="ct105553122154832">
          <text:deletion>
            <office:change-info>
              <dc:creator>Balazs Racz</dc:creator>
              <dc:date>2024-07-02T21:22:47</dc:date>
            </office:change-info>
            <text:p text:style-name="P56"><text:s/>found in the configuration memory at address 0xFA</text:p>
          </text:deletion>
          <text:insertion>
            <office:change-info>
              <dc:creator>Jim Kueneman</dc:creator>
              <dc:date>2014-11-09T15:14:00</dc:date>
            </office:change-info>
          </text:insertion>
        </text:changed-region>
        <text:changed-region xml:id="ct105553122150272" text:id="ct105553122150272">
          <text:deletion>
            <office:change-info>
              <dc:creator>Balazs Racz</dc:creator>
              <dc:date>2024-07-02T21:22:47</dc:date>
            </office:change-info>
            <text:p text:style-name="P56">.</text:p>
          </text:deletion>
          <text:insertion>
            <office:change-info>
              <dc:creator>D.E. Goodman-Wilson</dc:creator>
              <dc:date>2014-09-19T10:40:00</dc:date>
            </office:change-info>
          </text:insertion>
        </text:changed-region>
        <text:changed-region xml:id="ct105553122150032" text:id="ct105553122150032">
          <text:deletion>
            <office:change-info>
              <dc:creator>D.E. Goodman-Wilson</dc:creator>
              <dc:date>2014-09-19T10:40:00</dc:date>
            </office:change-info>
            <text:p text:style-name="P56">.</text:p>
          </text:deletion>
        </text:changed-region>
        <text:changed-region xml:id="ct105553122150752" text:id="ct105553122150752">
          <text:deletion>
            <office:change-info>
              <dc:creator>D.E. Goodman-Wilson</dc:creator>
              <dc:date>2014-09-19T10:41:00</dc:date>
            </office:change-info>
            <text:p text:style-name="P12">Any limitations to the area of use of the Standard</text:p>
          </text:deletion>
        </text:changed-region>
        <text:changed-region xml:id="ct105553122151232" text:id="ct105553122151232">
          <text:deletion>
            <office:change-info>
              <dc:creator>Balazs Racz</dc:creator>
              <dc:date>2024-07-02T21:33:06</dc:date>
            </office:change-info>
            <text:p text:style-name="P12">Intended to be used to by configurable, self-contained OpenLCB <text:s/>nodes</text:p>
          </text:deletion>
          <text:insertion>
            <office:change-info>
              <dc:creator>D.E. Goodman-Wilson</dc:creator>
              <dc:date>2014-09-19T10:41:00</dc:date>
            </office:change-info>
          </text:insertion>
        </text:changed-region>
        <text:changed-region xml:id="ct105553122151712" text:id="ct105553122151712">
          <text:deletion>
            <office:change-info>
              <dc:creator>D.E. Goodman-Wilson</dc:creator>
              <dc:date>2014-09-19T10:41:00</dc:date>
            </office:change-info>
            <text:p text:style-name="P12">.</text:p>
          </text:deletion>
        </text:changed-region>
        <text:changed-region xml:id="ct105553122152192" text:id="ct105553122152192">
          <text:deletion>
            <office:change-info>
              <dc:creator>Balazs Racz</dc:creator>
              <dc:date>2024-07-02T21:33:06</dc:date>
            </office:change-info>
            <text:p text:style-name="P12">.</text:p>
          </text:deletion>
          <text:insertion>
            <office:change-info>
              <dc:creator>D.E. Goodman-Wilson</dc:creator>
              <dc:date>2014-09-19T10:41:00</dc:date>
            </office:change-info>
          </text:insertion>
        </text:changed-region>
        <text:changed-region xml:id="ct105553122152672" text:id="ct105553122152672">
          <text:insertion>
            <office:change-info>
              <dc:creator>Balazs Racz</dc:creator>
              <dc:date>2024-07-03T09:05:30</dc:date>
            </office:change-info>
          </text:insertion>
        </text:changed-region>
        <text:changed-region xml:id="ct105553122156272" text:id="ct105553122156272">
          <text:insertion>
            <office:change-info>
              <dc:creator>Bob Jacobsen</dc:creator>
              <dc:date>2024-07-04T09:28:22</dc:date>
            </office:change-info>
          </text:insertion>
        </text:changed-region>
        <text:changed-region xml:id="ct105553122156512" text:id="ct105553122156512">
          <text:deletion>
            <office:change-info>
              <dc:creator>Bob Jacobsen</dc:creator>
              <dc:date>2024-07-04T09:28:21</dc:date>
            </office:change-info>
            <text:p text:style-name="P12"><text:span text:style-name="T34">it</text:span></text:p>
          </text:deletion>
          <text:insertion>
            <office:change-info>
              <dc:creator>Balazs Racz</dc:creator>
              <dc:date>2024-07-03T09:05:30</dc:date>
            </office:change-info>
          </text:insertion>
        </text:changed-region>
        <text:changed-region xml:id="ct105553122156752" text:id="ct105553122156752">
          <text:insertion>
            <office:change-info>
              <dc:creator>Balazs Racz</dc:creator>
              <dc:date>2024-07-03T09:05:30</dc:date>
            </office:change-info>
          </text:insertion>
        </text:changed-region>
        <text:changed-region xml:id="ct105553121902592" text:id="ct105553121902592">
          <text:insertion>
            <office:change-info>
              <dc:creator>Bob Jacobsen</dc:creator>
              <dc:date>2024-07-04T15:53:22</dc:date>
            </office:change-info>
          </text:insertion>
        </text:changed-region>
        <text:changed-region xml:id="ct105553121902832" text:id="ct105553121902832">
          <text:insertion>
            <office:change-info>
              <dc:creator>Balazs Racz</dc:creator>
              <dc:date>2024-07-03T09:05:30</dc:date>
            </office:change-info>
          </text:insertion>
        </text:changed-region>
        <text:changed-region xml:id="ct105553122016736" text:id="ct105553122016736">
          <text:insertion>
            <office:change-info>
              <dc:creator>Bob Jacobsen</dc:creator>
              <dc:date>2024-07-04T15:53:15</dc:date>
            </office:change-info>
          </text:insertion>
        </text:changed-region>
        <text:changed-region xml:id="ct105553121960864" text:id="ct105553121960864">
          <text:deletion>
            <office:change-info>
              <dc:creator>Bob Jacobsen</dc:creator>
              <dc:date>2024-07-04T15:52:41</dc:date>
            </office:change-info>
            <text:p text:style-name="P62">.</text:p>
          </text:deletion>
          <text:insertion>
            <office:change-info>
              <dc:creator>Balazs Racz</dc:creator>
              <dc:date>2024-07-03T09:05:30</dc:date>
            </office:change-info>
          </text:insertion>
        </text:changed-region>
        <text:changed-region xml:id="ct105553121960624" text:id="ct105553121960624">
          <text:insertion>
            <office:change-info>
              <dc:creator>Balazs Racz</dc:creator>
              <dc:date>2024-07-03T09:05:30</dc:date>
            </office:change-info>
          </text:insertion>
        </text:changed-region>
        <text:changed-region xml:id="ct105553122156992" text:id="ct105553122156992">
          <text:deletion>
            <office:change-info>
              <dc:creator>Bob Jacobsen</dc:creator>
              <dc:date>2024-07-04T09:20:32</dc:date>
            </office:change-info>
            <text:p text:style-name="P12"><text:span text:style-name="T34"><text:s/>have to</text:span></text:p>
          </text:deletion>
          <text:insertion>
            <office:change-info>
              <dc:creator>Balazs Racz</dc:creator>
              <dc:date>2024-07-03T09:05:30</dc:date>
            </office:change-info>
          </text:insertion>
        </text:changed-region>
        <text:changed-region xml:id="ct105553122157232" text:id="ct105553122157232">
          <text:insertion>
            <office:change-info>
              <dc:creator>Balazs Racz</dc:creator>
              <dc:date>2024-07-03T09:05:30</dc:date>
            </office:change-info>
          </text:insertion>
        </text:changed-region>
        <text:changed-region xml:id="ct105553122246656" text:id="ct105553122246656">
          <text:deletion>
            <office:change-info>
              <dc:creator>Bob Jacobsen</dc:creator>
              <dc:date>2024-07-04T15:53:57</dc:date>
            </office:change-info>
            <text:p text:style-name="P13"><text:s/></text:p>
          </text:deletion>
          <text:insertion>
            <office:change-info>
              <dc:creator>Balazs Racz</dc:creator>
              <dc:date>2024-07-03T09:05:30</dc:date>
            </office:change-info>
          </text:insertion>
        </text:changed-region>
        <text:changed-region xml:id="ct105553121949040" text:id="ct105553121949040">
          <text:insertion>
            <office:change-info>
              <dc:creator>Bob Jacobsen</dc:creator>
              <dc:date>2024-07-04T15:53:57</dc:date>
            </office:change-info>
          </text:insertion>
        </text:changed-region>
        <text:changed-region xml:id="ct105553122131968" text:id="ct105553122131968">
          <text:insertion>
            <office:change-info>
              <dc:creator>Balazs Racz</dc:creator>
              <dc:date>2024-07-03T09:05:30</dc:date>
            </office:change-info>
          </text:insertion>
        </text:changed-region>
        <text:changed-region xml:id="ct105553122157472" text:id="ct105553122157472">
          <text:deletion>
            <office:change-info>
              <dc:creator>Bob Jacobsen</dc:creator>
              <dc:date>2024-07-04T09:20:18</dc:date>
            </office:change-info>
            <text:p text:style-name="P13">have to </text:p>
          </text:deletion>
          <text:insertion>
            <office:change-info>
              <dc:creator>Balazs Racz</dc:creator>
              <dc:date>2024-07-03T09:05:30</dc:date>
            </office:change-info>
          </text:insertion>
        </text:changed-region>
        <text:changed-region xml:id="ct105553122157952" text:id="ct105553122157952">
          <text:insertion>
            <office:change-info>
              <dc:creator>Balazs Racz</dc:creator>
              <dc:date>2024-07-03T09:05:30</dc:date>
            </office:change-info>
          </text:insertion>
        </text:changed-region>
        <text:changed-region xml:id="ct105553121580432" text:id="ct105553121580432">
          <text:insertion>
            <office:change-info>
              <dc:creator>Bob Jacobsen</dc:creator>
              <dc:date>2024-07-04T15:54:47</dc:date>
            </office:change-info>
          </text:insertion>
        </text:changed-region>
        <text:changed-region xml:id="ct105553121578272" text:id="ct105553121578272">
          <text:deletion>
            <office:change-info>
              <dc:creator>Bob Jacobsen</dc:creator>
              <dc:date>2024-07-04T15:54:43</dc:date>
            </office:change-info>
            <text:p text:style-name="P39"><text:span text:style-name="T21">of</text:span></text:p>
          </text:deletion>
          <text:insertion>
            <office:change-info>
              <dc:creator>Balazs Racz</dc:creator>
              <dc:date>2024-07-03T09:05:30</dc:date>
            </office:change-info>
          </text:insertion>
        </text:changed-region>
        <text:changed-region xml:id="ct105553121949760" text:id="ct105553121949760">
          <text:insertion>
            <office:change-info>
              <dc:creator>Bob Jacobsen</dc:creator>
              <dc:date>2024-07-04T15:54:47</dc:date>
            </office:change-info>
          </text:insertion>
        </text:changed-region>
        <text:changed-region xml:id="ct105553121948560" text:id="ct105553121948560">
          <text:insertion>
            <office:change-info>
              <dc:creator>Balazs Racz</dc:creator>
              <dc:date>2024-07-03T09:05:30</dc:date>
            </office:change-info>
          </text:insertion>
        </text:changed-region>
        <text:changed-region xml:id="ct105553122116304" text:id="ct105553122116304">
          <text:deletion>
            <office:change-info>
              <dc:creator>Bob Jacobsen</dc:creator>
              <dc:date>2024-07-04T09:21:45</dc:date>
            </office:change-info>
            <text:p text:style-name="P39"/>
            <text:p text:style-name="P67">TODO: move all of the text below to the TN. This is background information really.</text:p>
            <text:p text:style-name="P41"/>
          </text:deletion>
          <text:insertion>
            <office:change-info>
              <dc:creator>Balazs Racz</dc:creator>
              <dc:date>2024-07-03T09:05:30</dc:date>
            </office:change-info>
          </text:insertion>
        </text:changed-region>
        <text:changed-region xml:id="ct105553122116784" text:id="ct105553122116784">
          <text:deletion>
            <office:change-info>
              <dc:creator>Bob Jacobsen</dc:creator>
              <dc:date>2024-07-04T09:21:44</dc:date>
            </office:change-info>
            <text:p text:style-name="P41">The most important use-case of operating a model train is controlling speed and functions. </text:p>
          </text:deletion>
          <text:insertion>
            <office:change-info>
              <dc:creator>Balazs Racz</dc:creator>
              <dc:date>2024-07-02T21:33:07</dc:date>
            </office:change-info>
          </text:insertion>
        </text:changed-region>
        <text:changed-region xml:id="ct105553122117264" text:id="ct105553122117264">
          <text:deletion>
            <office:change-info>
              <dc:creator>Bob Jacobsen</dc:creator>
              <dc:date>2024-07-04T09:21:44</dc:date>
            </office:change-info>
            <text:p text:style-name="P41">The protocol for these are defined in the OpenLCB Train Control protocol Standard. The user typically uses a Throttle for performing these operations, either as a special-purpose hardware device, or as a software function on a generic computing device.</text:p>
            <text:p text:style-name="P40">While the semantic meaning of speed control is very well defined</text:p>
          </text:deletion>
          <text:insertion>
            <office:change-info>
              <dc:creator>Balazs Racz</dc:creator>
              <dc:date>2024-07-02T21:34:50</dc:date>
            </office:change-info>
          </text:insertion>
        </text:changed-region>
        <text:changed-region xml:id="ct105553122117744" text:id="ct105553122117744">
          <text:deletion>
            <office:change-info>
              <dc:creator>Bob Jacobsen</dc:creator>
              <dc:date>2024-07-04T09:21:44</dc:date>
            </office:change-info>
            <text:p text:style-name="P40">, the meaning of functions is left very vague by the OpenLCB standard, just like other standards of the industry; a function is some form of remote controlled feature of the train (or locomotive). </text:p>
          </text:deletion>
          <text:insertion>
            <office:change-info>
              <dc:creator>Balazs Racz</dc:creator>
              <dc:date>2024-07-02T21:36:50</dc:date>
            </office:change-info>
          </text:insertion>
        </text:changed-region>
        <text:changed-region xml:id="ct105553122118224" text:id="ct105553122118224">
          <text:deletion>
            <office:change-info>
              <dc:creator>Bob Jacobsen</dc:creator>
              <dc:date>2024-07-04T09:21:44</dc:date>
            </office:change-info>
            <text:p text:style-name="P40">This vague definition is intentional, as manufactur</text:p>
          </text:deletion>
          <text:insertion>
            <office:change-info>
              <dc:creator>Balazs Racz</dc:creator>
              <dc:date>2024-07-02T21:39:14</dc:date>
            </office:change-info>
          </text:insertion>
        </text:changed-region>
        <text:changed-region xml:id="ct105553122118704" text:id="ct105553122118704">
          <text:deletion>
            <office:change-info>
              <dc:creator>Bob Jacobsen</dc:creator>
              <dc:date>2024-07-04T09:21:44</dc:date>
            </office:change-info>
            <text:p text:style-name="P40">ers have come up with new and innovative ideas on what kind of additional </text:p>
          </text:deletion>
          <text:insertion>
            <office:change-info>
              <dc:creator>Balazs Racz</dc:creator>
              <dc:date>2024-07-02T21:40:37</dc:date>
            </office:change-info>
          </text:insertion>
        </text:changed-region>
        <text:changed-region xml:id="ct105553122119184" text:id="ct105553122119184">
          <text:deletion>
            <office:change-info>
              <dc:creator>Bob Jacobsen</dc:creator>
              <dc:date>2024-07-04T09:21:44</dc:date>
            </office:change-info>
            <text:p text:style-name="P40">features they want to add to their models, and the typical way to operate these features is using the function abstraction.</text:p>
          </text:deletion>
          <text:insertion>
            <office:change-info>
              <dc:creator>Balazs Racz</dc:creator>
              <dc:date>2024-07-02T21:41:51</dc:date>
            </office:change-info>
          </text:insertion>
        </text:changed-region>
        <text:changed-region xml:id="ct105553122119904" text:id="ct105553122119904">
          <text:deletion>
            <office:change-info>
              <dc:creator>Bob Jacobsen</dc:creator>
              <dc:date>2024-07-04T09:21:44</dc:date>
            </office:change-info>
            <text:p text:style-name="P40"><text:span text:style-name="T21"/></text:p>
            <text:p text:style-name="P40">Typical functions are lighting functions (like headlights, tail lights, class marker lights, etc.), motor control functions (momentum, braking</text:p>
          </text:deletion>
          <text:insertion>
            <office:change-info>
              <dc:creator>Balazs Racz</dc:creator>
              <dc:date>2024-07-02T21:42:52</dc:date>
            </office:change-info>
          </text:insertion>
        </text:changed-region>
        <text:changed-region xml:id="ct105553122120384" text:id="ct105553122120384">
          <text:deletion>
            <office:change-info>
              <dc:creator>Bob Jacobsen</dc:creator>
              <dc:date>2024-07-04T09:21:44</dc:date>
            </office:change-info>
            <text:p text:style-name="P40">, <text:span text:style-name="T28">etc.</text:span></text:p>
          </text:deletion>
          <text:insertion>
            <office:change-info>
              <dc:creator>Balazs Racz</dc:creator>
              <dc:date>2024-07-02T21:55:31</dc:date>
            </office:change-info>
          </text:insertion>
        </text:changed-region>
        <text:changed-region xml:id="ct105553122122544" text:id="ct105553122122544">
          <text:deletion>
            <office:change-info>
              <dc:creator>Bob Jacobsen</dc:creator>
              <dc:date>2024-07-04T09:21:44</dc:date>
            </office:change-info>
            <text:p text:style-name="P40">), sound functions (horn, bell, <text:span text:style-name="T28">whistle, </text:span>engine sounds, <text:span text:style-name="T28">compressor, etc.) and a variety of other functions, such as </text:span><text:span text:style-name="T29">a smoke unit, </text:span><text:span text:style-name="T28">raising and lowering a pantograph or operating a locomotive-mounted remote uncoupler.</text:span> </text:p>
          </text:deletion>
          <text:insertion>
            <office:change-info>
              <dc:creator>Balazs Racz</dc:creator>
              <dc:date>2024-07-02T21:43:53</dc:date>
            </office:change-info>
          </text:insertion>
        </text:changed-region>
        <text:changed-region xml:id="ct105553122123024" text:id="ct105553122123024">
          <text:deletion>
            <office:change-info>
              <dc:creator>Bob Jacobsen</dc:creator>
              <dc:date>2024-07-04T09:21:44</dc:date>
            </office:change-info>
            <text:p text:style-name="P40"><text:span text:style-name="T28">There is no definitive list of all possible functions, </text:span></text:p>
          </text:deletion>
          <text:insertion>
            <office:change-info>
              <dc:creator>Balazs Racz</dc:creator>
              <dc:date>2024-07-02T21:55:47</dc:date>
            </office:change-info>
          </text:insertion>
        </text:changed-region>
        <text:changed-region xml:id="ct105553122123264" text:id="ct105553122123264">
          <text:deletion>
            <office:change-info>
              <dc:creator>Bob Jacobsen</dc:creator>
              <dc:date>2024-07-04T09:21:44</dc:date>
            </office:change-info>
            <text:p text:style-name="P40"><text:span text:style-name="T29">the TN-218 document by RailCommunity lists over 120 different types.</text:span></text:p>
            <text:p text:style-name="P45"/>
          </text:deletion>
          <text:insertion>
            <office:change-info>
              <dc:creator>Balazs Racz</dc:creator>
              <dc:date>2024-07-02T21:58:56</dc:date>
            </office:change-info>
          </text:insertion>
        </text:changed-region>
        <text:changed-region xml:id="ct105553122123504" text:id="ct105553122123504">
          <text:deletion>
            <office:change-info>
              <dc:creator>Bob Jacobsen</dc:creator>
              <dc:date>2024-07-04T09:21:44</dc:date>
            </office:change-info>
            <text:p text:style-name="P45">Not only is</text:p>
          </text:deletion>
          <text:insertion>
            <office:change-info>
              <dc:creator>Balazs Racz</dc:creator>
              <dc:date>2024-07-02T22:16:58</dc:date>
            </office:change-info>
          </text:insertion>
        </text:changed-region>
        <text:changed-region xml:id="ct105553122123744" text:id="ct105553122123744">
          <text:deletion>
            <office:change-info>
              <dc:creator>Bob Jacobsen</dc:creator>
              <dc:date>2024-07-04T09:21:44</dc:date>
            </office:change-info>
            <text:p text:style-name="P45"><text:span text:style-name="T29"><text:s/>the list of possibilities is very large, one specific model alone can carry dozens of different <text:s/></text:span></text:p>
          </text:deletion>
          <text:insertion>
            <office:change-info>
              <dc:creator>Balazs Racz</dc:creator>
              <dc:date>2024-07-02T22:00:05</dc:date>
            </office:change-info>
          </text:insertion>
        </text:changed-region>
        <text:changed-region xml:id="ct105553122123984" text:id="ct105553122123984">
          <text:deletion>
            <office:change-info>
              <dc:creator>Bob Jacobsen</dc:creator>
              <dc:date>2024-07-04T09:21:44</dc:date>
            </office:change-info>
            <text:p text:style-name="P45"><text:span text:style-name="T29">functions. Users have to activate these typically by their function number, for example using a numeric keypad. </text:span></text:p>
          </text:deletion>
          <text:insertion>
            <office:change-info>
              <dc:creator>Balazs Racz</dc:creator>
              <dc:date>2024-07-02T22:02:19</dc:date>
            </office:change-info>
          </text:insertion>
        </text:changed-region>
        <text:changed-region xml:id="ct105553122124464" text:id="ct105553122124464">
          <text:deletion>
            <office:change-info>
              <dc:creator>Bob Jacobsen</dc:creator>
              <dc:date>2024-07-04T09:21:44</dc:date>
            </office:change-info>
            <text:p text:style-name="P45"><text:span text:style-name="T29">This is easy to operate, provided that the user has memorized</text:span><text:span text:style-name="T31"> </text:span><text:span text:style-name="T33">which function number does what on that specific locomotive. </text:span></text:p>
          </text:deletion>
          <text:insertion>
            <office:change-info>
              <dc:creator>Balazs Racz</dc:creator>
              <dc:date>2024-07-02T22:03:38</dc:date>
            </office:change-info>
          </text:insertion>
        </text:changed-region>
        <text:changed-region xml:id="ct105553122124704" text:id="ct105553122124704">
          <text:deletion>
            <office:change-info>
              <dc:creator>Bob Jacobsen</dc:creator>
              <dc:date>2024-07-04T09:21:44</dc:date>
            </office:change-info>
            <text:p text:style-name="P45"><text:span text:style-name="T33">With dozens </text:span><text:span text:style-name="T22">of functions per locomotive and up to hundreds of locomotives on a big layout, this is no easy task. As such, it is an important use-case for the Throttle to display a user interface that </text:span></text:p>
          </text:deletion>
          <text:insertion>
            <office:change-info>
              <dc:creator>Balazs Racz</dc:creator>
              <dc:date>2024-07-02T22:06:59</dc:date>
            </office:change-info>
          </text:insertion>
        </text:changed-region>
        <text:changed-region xml:id="ct105553122124944" text:id="ct105553122124944">
          <text:deletion>
            <office:change-info>
              <dc:creator>Bob Jacobsen</dc:creator>
              <dc:date>2024-07-04T09:21:44</dc:date>
            </office:change-info>
            <text:p text:style-name="P45"><text:span text:style-name="T22">provides information to the user about what function numbers are available, and which numbers perform what on the train.</text:span></text:p>
          </text:deletion>
          <text:insertion>
            <office:change-info>
              <dc:creator>Balazs Racz</dc:creator>
              <dc:date>2024-07-02T22:08:00</dc:date>
            </office:change-info>
          </text:insertion>
        </text:changed-region>
        <text:changed-region xml:id="ct105553122125184" text:id="ct105553122125184">
          <text:deletion>
            <office:change-info>
              <dc:creator>Bob Jacobsen</dc:creator>
              <dc:date>2024-07-04T09:21:44</dc:date>
            </office:change-info>
            <text:p text:style-name="P45"><text:span text:style-name="T21"/></text:p>
            <text:p text:style-name="P42">The Function Description Information (FDI) provides exactly this metadata for the throttle</text:p>
          </text:deletion>
          <text:insertion>
            <office:change-info>
              <dc:creator>Balazs Racz</dc:creator>
              <dc:date>2024-07-02T22:12:04</dc:date>
            </office:change-info>
          </text:insertion>
        </text:changed-region>
        <text:changed-region xml:id="ct105553122125424" text:id="ct105553122125424">
          <text:deletion>
            <office:change-info>
              <dc:creator>Bob Jacobsen</dc:creator>
              <dc:date>2024-07-04T09:21:44</dc:date>
            </office:change-info>
            <text:p text:style-name="P42">: the list of functions, for each function what number it is accessible as, </text:p>
          </text:deletion>
          <text:insertion>
            <office:change-info>
              <dc:creator>Balazs Racz</dc:creator>
              <dc:date>2024-07-02T22:14:42</dc:date>
            </office:change-info>
          </text:insertion>
        </text:changed-region>
        <text:changed-region xml:id="ct105553122125664" text:id="ct105553122125664">
          <text:deletion>
            <office:change-info>
              <dc:creator>Bob Jacobsen</dc:creator>
              <dc:date>2024-07-04T09:21:44</dc:date>
            </office:change-info>
            <text:p text:style-name="P42">and a textual description on what the given function does.</text:p>
          </text:deletion>
          <text:insertion>
            <office:change-info>
              <dc:creator>Balazs Racz</dc:creator>
              <dc:date>2024-07-02T22:17:14</dc:date>
            </office:change-info>
          </text:insertion>
        </text:changed-region>
        <text:changed-region xml:id="ct105553122125904" text:id="ct105553122125904">
          <text:deletion>
            <office:change-info>
              <dc:creator>Bob Jacobsen</dc:creator>
              <dc:date>2024-07-04T09:21:44</dc:date>
            </office:change-info>
            <text:p text:style-name="P42"><text:span text:style-name="T21"/></text:p>
            <text:p text:style-name="P42">In addition to the description for the user, the throttle user interface needs some additional metadata to determine how theparticular function button should behave.</text:p>
          </text:deletion>
          <text:insertion>
            <office:change-info>
              <dc:creator>Balazs Racz</dc:creator>
              <dc:date>2024-07-02T22:20:33</dc:date>
            </office:change-info>
          </text:insertion>
        </text:changed-region>
        <text:changed-region xml:id="ct105553122126144" text:id="ct105553122126144">
          <text:deletion>
            <office:change-info>
              <dc:creator>Bob Jacobsen</dc:creator>
              <dc:date>2024-07-04T09:21:44</dc:date>
            </office:change-info>
            <text:p text:style-name="P42"><text:s/>There are two common behaviors for on/off functions:<text:span text:style-name="T30"> </text:span><text:span text:style-name="T32">momentary</text:span><text:span text:style-name="T54"> functions are turned on while the user is holding the b</text:span></text:p>
          </text:deletion>
          <text:insertion>
            <office:change-info>
              <dc:creator>Balazs Racz</dc:creator>
              <dc:date>2024-07-02T22:21:35</dc:date>
            </office:change-info>
          </text:insertion>
        </text:changed-region>
        <text:changed-region xml:id="ct105553122126384" text:id="ct105553122126384">
          <text:deletion>
            <office:change-info>
              <dc:creator>Bob Jacobsen</dc:creator>
              <dc:date>2024-07-04T09:21:44</dc:date>
            </office:change-info>
            <text:p text:style-name="P42"><text:span text:style-name="T54">utton, and turned off upon release.</text:span><text:span text:style-name="T32"> Toggle</text:span><text:span text:style-name="T54"> (or binary) functions are turned on with a press of the button, then they stay on after release, until the user presses the button again.</text:span></text:p>
          </text:deletion>
          <text:insertion>
            <office:change-info>
              <dc:creator>Balazs Racz</dc:creator>
              <dc:date>2024-07-02T22:22:53</dc:date>
            </office:change-info>
          </text:insertion>
        </text:changed-region>
        <text:changed-region xml:id="ct105553122126624" text:id="ct105553122126624">
          <text:deletion>
            <office:change-info>
              <dc:creator>Bob Jacobsen</dc:creator>
              <dc:date>2024-07-04T09:21:44</dc:date>
            </office:change-info>
            <text:p text:style-name="P42"><text:span text:style-name="T54"><text:s/>A typical momentary function is horn, a typical toggle function is headlight.</text:span></text:p>
          </text:deletion>
          <text:insertion>
            <office:change-info>
              <dc:creator>Balazs Racz</dc:creator>
              <dc:date>2024-07-02T22:24:05</dc:date>
            </office:change-info>
          </text:insertion>
        </text:changed-region>
        <text:changed-region xml:id="ct105553122126864" text:id="ct105553122126864">
          <text:deletion>
            <office:change-info>
              <dc:creator>Bob Jacobsen</dc:creator>
              <dc:date>2024-07-04T09:21:44</dc:date>
            </office:change-info>
            <text:p text:style-name="P42"><text:span text:style-name="T54"><text:s/>This is purely a behavior of the user interface, as the underlying protocol for turning the function on and off is the same for both cases.</text:span></text:p>
          </text:deletion>
          <text:insertion>
            <office:change-info>
              <dc:creator>Balazs Racz</dc:creator>
              <dc:date>2024-07-02T22:27:48</dc:date>
            </office:change-info>
          </text:insertion>
        </text:changed-region>
        <text:changed-region xml:id="ct105553122168576" text:id="ct105553122168576">
          <text:deletion>
            <office:change-info>
              <dc:creator>D.E. Goodman-Wilson</dc:creator>
              <dc:date>2014-09-19T10:46:00</dc:date>
            </office:change-info>
            <text:h text:style-name="Heading_20_1" text:outline-level="1"/>
            <text:h text:style-name="Heading_20_1" text:outline-level="1"/>
          </text:deletion>
        </text:changed-region>
        <text:changed-region xml:id="ct105553122168816" text:id="ct105553122168816">
          <text:deletion>
            <office:change-info>
              <dc:creator>D.E. Goodman-Wilson</dc:creator>
              <dc:date>2014-09-19T10:42:00</dc:date>
            </office:change-info>
            <text:h text:style-name="Heading_20_1" text:outline-level="1">Citations to other docs, as needed.</text:h>
          </text:deletion>
        </text:changed-region>
        <text:changed-region xml:id="ct105553122127104" text:id="ct105553122127104">
          <text:insertion>
            <office:change-info>
              <dc:creator>Balazs Racz</dc:creator>
              <dc:date>2024-07-03T09:23:54</dc:date>
            </office:change-info>
          </text:insertion>
        </text:changed-region>
        <text:changed-region xml:id="ct105553122124224" text:id="ct105553122124224">
          <text:deletion>
            <office:change-info>
              <dc:creator>D.E. Goodman-Wilson</dc:creator>
              <dc:date>2014-09-19T10:42:00</dc:date>
            </office:change-info>
            <text:p text:style-name="P15"/>
            <text:p text:style-name="P53"/>
          </text:deletion>
        </text:changed-region>
        <text:changed-region xml:id="ct105553122127344" text:id="ct105553122127344">
          <text:insertion>
            <office:change-info>
              <dc:creator>Balazs Racz</dc:creator>
              <dc:date>2024-07-03T09:24:51</dc:date>
            </office:change-info>
          </text:insertion>
        </text:changed-region>
        <text:changed-region xml:id="ct105553122127584" text:id="ct105553122127584">
          <text:insertion>
            <office:change-info>
              <dc:creator>Balazs Racz</dc:creator>
              <dc:date>2024-07-03T09:29:22</dc:date>
            </office:change-info>
          </text:insertion>
        </text:changed-region>
        <text:changed-region xml:id="ct105553122127824" text:id="ct105553122127824">
          <text:insertion>
            <office:change-info>
              <dc:creator>Balazs Racz</dc:creator>
              <dc:date>2024-07-03T09:32:23</dc:date>
            </office:change-info>
          </text:insertion>
        </text:changed-region>
        <text:changed-region xml:id="ct105553122128064" text:id="ct105553122128064">
          <text:insertion>
            <office:change-info>
              <dc:creator>Bob Jacobsen</dc:creator>
              <dc:date>2024-07-04T09:24:00</dc:date>
            </office:change-info>
          </text:insertion>
        </text:changed-region>
        <text:changed-region xml:id="ct105553122128304" text:id="ct105553122128304">
          <text:deletion>
            <office:change-info>
              <dc:creator>Bob Jacobsen</dc:creator>
              <dc:date>2024-07-04T09:24:06</dc:date>
            </office:change-info>
            <text:p text:style-name="P21">The <text:span text:style-name="T38">function</text:span> description information <text:span text:style-name="T6">for a</text:span> node is invariant while the node has any OpenLCB connections in the Initialized state.</text:p>
          </text:deletion>
          <text:insertion>
            <office:change-info>
              <dc:creator>Balazs Racz</dc:creator>
              <dc:date>2024-07-03T09:32:23</dc:date>
            </office:change-info>
          </text:insertion>
        </text:changed-region>
        <text:changed-region xml:id="ct105553122128544" text:id="ct105553122128544">
          <text:insertion>
            <office:change-info>
              <dc:creator>Balazs Racz</dc:creator>
              <dc:date>2024-07-03T09:32:23</dc:date>
            </office:change-info>
          </text:insertion>
        </text:changed-region>
        <text:changed-region xml:id="ct105553122128784" text:id="ct105553122128784">
          <text:insertion>
            <office:change-info>
              <dc:creator>D.E. Goodman-Wilson</dc:creator>
              <dc:date>2014-09-19T10:43:00</dc:date>
            </office:change-info>
          </text:insertion>
        </text:changed-region>
        <text:changed-region xml:id="ct105553122037024" text:id="ct105553122037024">
          <text:insertion>
            <office:change-info>
              <dc:creator>Balazs Racz</dc:creator>
              <dc:date>2024-07-03T09:35:52</dc:date>
            </office:change-info>
          </text:insertion>
        </text:changed-region>
        <text:changed-region xml:id="ct105553122129024" text:id="ct105553122129024">
          <text:deletion>
            <office:change-info>
              <dc:creator>Bob Jacobsen</dc:creator>
              <dc:date>2024-07-04T09:06:02</dc:date>
            </office:change-info>
            <text:p text:style-name="P16">CDI</text:p>
          </text:deletion>
          <text:insertion>
            <office:change-info>
              <dc:creator>Balazs Racz</dc:creator>
              <dc:date>2024-07-03T09:35:52</dc:date>
            </office:change-info>
          </text:insertion>
        </text:changed-region>
        <text:changed-region xml:id="ct105553122129264" text:id="ct105553122129264">
          <text:insertion>
            <office:change-info>
              <dc:creator>Bob Jacobsen</dc:creator>
              <dc:date>2024-07-04T09:06:02</dc:date>
            </office:change-info>
          </text:insertion>
        </text:changed-region>
        <text:changed-region xml:id="ct105553122129504" text:id="ct105553122129504">
          <text:insertion>
            <office:change-info>
              <dc:creator>Balazs Racz</dc:creator>
              <dc:date>2024-07-03T09:35:52</dc:date>
            </office:change-info>
          </text:insertion>
        </text:changed-region>
        <text:changed-region xml:id="ct105553122247136" text:id="ct105553122247136">
          <text:insertion>
            <office:change-info>
              <dc:creator>Bob Jacobsen</dc:creator>
              <dc:date>2024-07-04T15:55:34</dc:date>
            </office:change-info>
          </text:insertion>
        </text:changed-region>
        <text:changed-region xml:id="ct105553122246896" text:id="ct105553122246896">
          <text:insertion>
            <office:change-info>
              <dc:creator>Balazs Racz</dc:creator>
              <dc:date>2024-07-03T09:35:52</dc:date>
            </office:change-info>
          </text:insertion>
        </text:changed-region>
        <text:changed-region xml:id="ct105553122129744" text:id="ct105553122129744">
          <text:insertion>
            <office:change-info>
              <dc:creator>Balazs Racz</dc:creator>
              <dc:date>2024-07-03T09:39:13</dc:date>
            </office:change-info>
          </text:insertion>
        </text:changed-region>
        <text:changed-region xml:id="ct105553122129984" text:id="ct105553122129984">
          <text:insertion>
            <office:change-info>
              <dc:creator>Bob Jacobsen</dc:creator>
              <dc:date>2024-07-04T13:07:39</dc:date>
            </office:change-info>
          </text:insertion>
        </text:changed-region>
        <text:changed-region xml:id="ct105553122130224" text:id="ct105553122130224">
          <text:insertion>
            <office:change-info>
              <dc:creator>Balazs Racz</dc:creator>
              <dc:date>2024-07-03T09:39:13</dc:date>
            </office:change-info>
          </text:insertion>
        </text:changed-region>
        <text:changed-region xml:id="ct105553122130464" text:id="ct105553122130464">
          <text:deletion>
            <office:change-info>
              <dc:creator>Bob Jacobsen</dc:creator>
              <dc:date>2024-07-04T13:07:37</dc:date>
            </office:change-info>
            <text:p text:style-name="P46"><text:span text:style-name="T11"/></text:p>
            <text:p text:style-name="P17">The version number of an OpenLCB <text:span text:style-name="T40">F</text:span>DI schema contains two numbers: The major version first, and the minor version second.</text:p>
          </text:deletion>
          <text:insertion>
            <office:change-info>
              <dc:creator>Balazs Racz</dc:creator>
              <dc:date>2024-07-03T09:39:13</dc:date>
            </office:change-info>
          </text:insertion>
        </text:changed-region>
        <text:changed-region xml:id="ct105553122130944" text:id="ct105553122130944">
          <text:insertion>
            <office:change-info>
              <dc:creator>Balazs Racz</dc:creator>
              <dc:date>2024-07-03T09:41:49</dc:date>
            </office:change-info>
          </text:insertion>
        </text:changed-region>
        <text:changed-region xml:id="ct105553122131184" text:id="ct105553122131184">
          <text:insertion>
            <office:change-info>
              <dc:creator>Bob Jacobsen</dc:creator>
              <dc:date>2024-07-04T13:51:46</dc:date>
            </office:change-info>
          </text:insertion>
        </text:changed-region>
        <text:changed-region xml:id="ct105553122037264" text:id="ct105553122037264">
          <text:insertion>
            <office:change-info>
              <dc:creator>Balazs Racz</dc:creator>
              <dc:date>2024-07-03T09:41:49</dc:date>
            </office:change-info>
          </text:insertion>
        </text:changed-region>
        <text:changed-region xml:id="ct105553122037504" text:id="ct105553122037504">
          <text:insertion>
            <office:change-info>
              <dc:creator>D.E. Goodman-Wilson</dc:creator>
              <dc:date>2014-09-19T10:43:00</dc:date>
            </office:change-info>
          </text:insertion>
        </text:changed-region>
        <text:changed-region xml:id="ct105553122043024" text:id="ct105553122043024">
          <text:insertion>
            <office:change-info>
              <dc:creator>Balazs Racz</dc:creator>
              <dc:date>2024-07-03T09:42:39</dc:date>
            </office:change-info>
          </text:insertion>
        </text:changed-region>
        <text:changed-region xml:id="ct105553122043984" text:id="ct105553122043984">
          <text:insertion>
            <office:change-info>
              <dc:creator>Bob Jacobsen</dc:creator>
              <dc:date>2024-07-04T13:03:05</dc:date>
            </office:change-info>
          </text:insertion>
        </text:changed-region>
        <text:changed-region xml:id="ct105553122044704" text:id="ct105553122044704">
          <text:insertion>
            <office:change-info>
              <dc:creator>Bob Jacobsen</dc:creator>
              <dc:date>2024-07-04T13:04:10</dc:date>
            </office:change-info>
          </text:insertion>
        </text:changed-region>
        <text:changed-region xml:id="ct105553122232432" text:id="ct105553122232432">
          <text:insertion>
            <office:change-info>
              <dc:creator>Balazs Racz</dc:creator>
              <dc:date>2024-07-03T09:42:39</dc:date>
            </office:change-info>
          </text:insertion>
        </text:changed-region>
        <text:changed-region xml:id="ct105553122232672" text:id="ct105553122232672">
          <text:deletion>
            <office:change-info>
              <dc:creator>Bob Jacobsen</dc:creator>
              <dc:date>2024-07-04T13:06:01</dc:date>
            </office:change-info>
            <text:p text:style-name="P10">A &lt;segment&gt; element defines the value of <text:span text:style-name="T40">a</text:span><text:span text:style-name="T45"> memory s</text:span>pace <text:span text:style-name="T47">in the attribute `space'. </text:span><text:span text:style-name="T48">Alternative memory spaces beyond the Function Space (0x</text:span><text:span text:style-name="T49">F9) </text:span><text:span text:style-name="T48">are not currently defined </text:span><text:span text:style-name="T49">for use with Functions</text:span><text:span text:style-name="T48">.</text:span></text:p>
            <text:p text:style-name="P59"/>
          </text:deletion>
          <text:insertion>
            <office:change-info>
              <dc:creator>Balazs Racz</dc:creator>
              <dc:date>2024-07-03T09:42:39</dc:date>
            </office:change-info>
          </text:insertion>
        </text:changed-region>
        <text:changed-region xml:id="ct105553122232912" text:id="ct105553122232912">
          <text:insertion>
            <office:change-info>
              <dc:creator>Balazs Racz</dc:creator>
              <dc:date>2024-07-03T09:42:39</dc:date>
            </office:change-info>
          </text:insertion>
        </text:changed-region>
        <text:changed-region xml:id="ct105553122233152" text:id="ct105553122233152">
          <text:deletion>
            <office:change-info>
              <dc:creator>Bob Jacobsen</dc:creator>
              <dc:date>2024-07-04T13:37:09</dc:date>
            </office:change-info>
            <text:p text:style-name="P59"><text:s/>tags</text:p>
          </text:deletion>
          <text:insertion>
            <office:change-info>
              <dc:creator>Balazs Racz</dc:creator>
              <dc:date>2024-07-03T09:42:39</dc:date>
            </office:change-info>
          </text:insertion>
        </text:changed-region>
        <text:changed-region xml:id="ct105553122233632" text:id="ct105553122233632">
          <text:insertion>
            <office:change-info>
              <dc:creator>Balazs Racz</dc:creator>
              <dc:date>2024-07-03T09:42:39</dc:date>
            </office:change-info>
          </text:insertion>
        </text:changed-region>
        <text:changed-region xml:id="ct105553122233872" text:id="ct105553122233872">
          <text:insertion>
            <office:change-info>
              <dc:creator>Bob Jacobsen</dc:creator>
              <dc:date>2024-07-04T13:59:12</dc:date>
            </office:change-info>
          </text:insertion>
        </text:changed-region>
        <text:changed-region xml:id="ct105553122234112" text:id="ct105553122234112">
          <text:insertion>
            <office:change-info>
              <dc:creator>Balazs Racz</dc:creator>
              <dc:date>2024-07-03T09:42:39</dc:date>
            </office:change-info>
          </text:insertion>
        </text:changed-region>
        <text:changed-region xml:id="ct105553122234352" text:id="ct105553122234352">
          <text:insertion>
            <office:change-info>
              <dc:creator>Bob Jacobsen</dc:creator>
              <dc:date>2024-07-04T13:59:14</dc:date>
            </office:change-info>
          </text:insertion>
        </text:changed-region>
        <text:changed-region xml:id="ct105553122234592" text:id="ct105553122234592">
          <text:insertion>
            <office:change-info>
              <dc:creator>Balazs Racz</dc:creator>
              <dc:date>2024-07-03T09:42:39</dc:date>
            </office:change-info>
          </text:insertion>
        </text:changed-region>
        <text:changed-region xml:id="ct105553121998912" text:id="ct105553121998912">
          <text:insertion>
            <office:change-info>
              <dc:creator>Bob Jacobsen</dc:creator>
              <dc:date>2024-07-04T15:56:22</dc:date>
            </office:change-info>
          </text:insertion>
        </text:changed-region>
        <text:changed-region xml:id="ct105553121999152" text:id="ct105553121999152">
          <text:insertion>
            <office:change-info>
              <dc:creator>Balazs Racz</dc:creator>
              <dc:date>2024-07-03T09:42:39</dc:date>
            </office:change-info>
          </text:insertion>
        </text:changed-region>
        <text:changed-region xml:id="ct105553122157712" text:id="ct105553122157712">
          <text:insertion>
            <office:change-info>
              <dc:creator>Bob Jacobsen</dc:creator>
              <dc:date>2024-07-04T13:59:17</dc:date>
            </office:change-info>
          </text:insertion>
        </text:changed-region>
        <text:changed-region xml:id="ct105553122234832" text:id="ct105553122234832">
          <text:insertion>
            <office:change-info>
              <dc:creator>Balazs Racz</dc:creator>
              <dc:date>2024-07-03T09:42:39</dc:date>
            </office:change-info>
          </text:insertion>
        </text:changed-region>
        <text:changed-region xml:id="ct105553122235072" text:id="ct105553122235072">
          <text:insertion>
            <office:change-info>
              <dc:creator>Bob Jacobsen</dc:creator>
              <dc:date>2024-07-04T13:59:23</dc:date>
            </office:change-info>
          </text:insertion>
        </text:changed-region>
        <text:changed-region xml:id="ct105553122235312" text:id="ct105553122235312">
          <text:insertion>
            <office:change-info>
              <dc:creator>Balazs Racz</dc:creator>
              <dc:date>2024-07-03T09:42:39</dc:date>
            </office:change-info>
          </text:insertion>
        </text:changed-region>
        <text:changed-region xml:id="ct105553122235792" text:id="ct105553122235792">
          <text:insertion>
            <office:change-info>
              <dc:creator>Bob Jacobsen</dc:creator>
              <dc:date>2024-07-04T13:02:25</dc:date>
            </office:change-info>
          </text:insertion>
        </text:changed-region>
        <text:changed-region xml:id="ct105553122235552" text:id="ct105553122235552">
          <text:insertion>
            <office:change-info>
              <dc:creator>Bob Jacobsen</dc:creator>
              <dc:date>2024-07-04T13:06:06</dc:date>
            </office:change-info>
          </text:insertion>
        </text:changed-region>
        <text:changed-region xml:id="ct105553122236272" text:id="ct105553122236272">
          <text:insertion>
            <office:change-info>
              <dc:creator>Balazs Racz</dc:creator>
              <dc:date>2024-07-03T09:42:39</dc:date>
            </office:change-info>
          </text:insertion>
        </text:changed-region>
        <text:changed-region xml:id="ct105553122236032" text:id="ct105553122236032">
          <text:insertion>
            <office:change-info>
              <dc:creator>Bob Jacobsen</dc:creator>
              <dc:date>2024-07-04T13:59:37</dc:date>
            </office:change-info>
          </text:insertion>
        </text:changed-region>
        <text:changed-region xml:id="ct105553122236512" text:id="ct105553122236512">
          <text:insertion>
            <office:change-info>
              <dc:creator>Balazs Racz</dc:creator>
              <dc:date>2024-07-03T09:42:39</dc:date>
            </office:change-info>
          </text:insertion>
        </text:changed-region>
        <text:changed-region xml:id="ct105553122236752" text:id="ct105553122236752">
          <text:insertion>
            <office:change-info>
              <dc:creator>Bob Jacobsen</dc:creator>
              <dc:date>2024-07-04T13:59:39</dc:date>
            </office:change-info>
          </text:insertion>
        </text:changed-region>
        <text:changed-region xml:id="ct105553122236992" text:id="ct105553122236992">
          <text:insertion>
            <office:change-info>
              <dc:creator>Balazs Racz</dc:creator>
              <dc:date>2024-07-03T09:42:39</dc:date>
            </office:change-info>
          </text:insertion>
        </text:changed-region>
        <text:changed-region xml:id="ct105553122237232" text:id="ct105553122237232">
          <text:deletion>
            <office:change-info>
              <dc:creator>Bob Jacobsen</dc:creator>
              <dc:date>2024-07-04T13:59:44</dc:date>
            </office:change-info>
            <text:p text:style-name="P19"><text:span text:style-name="T49">or</text:span></text:p>
          </text:deletion>
          <text:insertion>
            <office:change-info>
              <dc:creator>Balazs Racz</dc:creator>
              <dc:date>2024-07-03T09:42:39</dc:date>
            </office:change-info>
          </text:insertion>
        </text:changed-region>
        <text:changed-region xml:id="ct105553122237472" text:id="ct105553122237472">
          <text:insertion>
            <office:change-info>
              <dc:creator>Bob Jacobsen</dc:creator>
              <dc:date>2024-07-04T13:59:44</dc:date>
            </office:change-info>
          </text:insertion>
        </text:changed-region>
        <text:changed-region xml:id="ct105553122237712" text:id="ct105553122237712">
          <text:insertion>
            <office:change-info>
              <dc:creator>Balazs Racz</dc:creator>
              <dc:date>2024-07-03T09:42:39</dc:date>
            </office:change-info>
          </text:insertion>
        </text:changed-region>
        <text:changed-region xml:id="ct105553122237952" text:id="ct105553122237952">
          <text:insertion>
            <office:change-info>
              <dc:creator>Bob Jacobsen</dc:creator>
              <dc:date>2024-07-04T13:59:47</dc:date>
            </office:change-info>
          </text:insertion>
        </text:changed-region>
        <text:changed-region xml:id="ct105553122238192" text:id="ct105553122238192">
          <text:insertion>
            <office:change-info>
              <dc:creator>Balazs Racz</dc:creator>
              <dc:date>2024-07-03T09:42:39</dc:date>
            </office:change-info>
          </text:insertion>
        </text:changed-region>
        <text:changed-region xml:id="ct105553122238432" text:id="ct105553122238432">
          <text:insertion>
            <office:change-info>
              <dc:creator>Bob Jacobsen</dc:creator>
              <dc:date>2024-07-04T13:59:50</dc:date>
            </office:change-info>
          </text:insertion>
        </text:changed-region>
        <text:changed-region xml:id="ct105553122238912" text:id="ct105553122238912">
          <text:insertion>
            <office:change-info>
              <dc:creator>Balazs Racz</dc:creator>
              <dc:date>2024-07-03T09:42:39</dc:date>
            </office:change-info>
          </text:insertion>
        </text:changed-region>
        <text:changed-region xml:id="ct105553122239152" text:id="ct105553122239152">
          <text:insertion>
            <office:change-info>
              <dc:creator>Bob Jacobsen</dc:creator>
              <dc:date>2024-07-04T09:34:43</dc:date>
            </office:change-info>
          </text:insertion>
        </text:changed-region>
        <text:changed-region xml:id="ct105553122238672" text:id="ct105553122238672">
          <text:insertion>
            <office:change-info>
              <dc:creator>Balazs Racz</dc:creator>
              <dc:date>2024-07-03T09:42:39</dc:date>
            </office:change-info>
          </text:insertion>
        </text:changed-region>
        <text:changed-region xml:id="ct105553121809568" text:id="ct105553121809568">
          <text:insertion>
            <office:change-info>
              <dc:creator>Bob Jacobsen</dc:creator>
              <dc:date>2024-07-04T15:57:46</dc:date>
            </office:change-info>
          </text:insertion>
        </text:changed-region>
        <text:changed-region xml:id="ct105553121809088" text:id="ct105553121809088">
          <text:insertion>
            <office:change-info>
              <dc:creator>Balazs Racz</dc:creator>
              <dc:date>2024-07-03T09:42:39</dc:date>
            </office:change-info>
          </text:insertion>
        </text:changed-region>
        <text:changed-region xml:id="ct105553121827632" text:id="ct105553121827632">
          <text:insertion>
            <office:change-info>
              <dc:creator>Bob Jacobsen</dc:creator>
              <dc:date>2024-07-04T15:57:49</dc:date>
            </office:change-info>
          </text:insertion>
        </text:changed-region>
        <text:changed-region xml:id="ct105553121820672" text:id="ct105553121820672">
          <text:insertion>
            <office:change-info>
              <dc:creator>Balazs Racz</dc:creator>
              <dc:date>2024-07-03T09:42:39</dc:date>
            </office:change-info>
          </text:insertion>
        </text:changed-region>
        <text:changed-region xml:id="ct105553121790064" text:id="ct105553121790064">
          <text:insertion>
            <office:change-info>
              <dc:creator>Bob Jacobsen</dc:creator>
              <dc:date>2024-07-04T15:58:24</dc:date>
            </office:change-info>
          </text:insertion>
        </text:changed-region>
        <text:changed-region xml:id="ct105553121790544" text:id="ct105553121790544">
          <text:insertion>
            <office:change-info>
              <dc:creator>Balazs Racz</dc:creator>
              <dc:date>2024-07-03T09:42:39</dc:date>
            </office:change-info>
          </text:insertion>
        </text:changed-region>
        <text:changed-region xml:id="ct105553122239392" text:id="ct105553122239392">
          <text:insertion>
            <office:change-info>
              <dc:creator>Bob Jacobsen</dc:creator>
              <dc:date>2024-07-04T09:29:43</dc:date>
            </office:change-info>
          </text:insertion>
        </text:changed-region>
        <text:changed-region xml:id="ct105553122239872" text:id="ct105553122239872">
          <text:insertion>
            <office:change-info>
              <dc:creator>Bob Jacobsen</dc:creator>
              <dc:date>2024-07-04T09:26:20</dc:date>
            </office:change-info>
          </text:insertion>
        </text:changed-region>
        <text:changed-region xml:id="ct105553122263520" text:id="ct105553122263520">
          <text:insertion>
            <office:change-info>
              <dc:creator>Bob Jacobsen</dc:creator>
              <dc:date>2024-07-04T09:27:26</dc:date>
            </office:change-info>
          </text:insertion>
        </text:changed-region>
        <text:changed-region xml:id="ct105553122263040" text:id="ct105553122263040">
          <text:deletion>
            <office:change-info>
              <dc:creator>Bob Jacobsen</dc:creator>
              <dc:date>2024-07-04T13:05:26</dc:date>
            </office:change-info>
            <text:p text:style-name="Preformatted_20_Text"><text:span text:style-name="T57">0</text:span></text:p>
          </text:deletion>
        </text:changed-region>
        <text:changed-region xml:id="ct105553122263280" text:id="ct105553122263280">
          <text:insertion>
            <office:change-info>
              <dc:creator>Bob Jacobsen</dc:creator>
              <dc:date>2024-07-04T09:27:26</dc:date>
            </office:change-info>
          </text:insertion>
        </text:changed-region>
        <text:changed-region xml:id="ct105553122263760" text:id="ct105553122263760">
          <text:insertion>
            <office:change-info>
              <dc:creator>Bob Jacobsen</dc:creator>
              <dc:date>2024-07-04T13:05:27</dc:date>
            </office:change-info>
          </text:insertion>
        </text:changed-region>
        <text:changed-region xml:id="ct105553122264000" text:id="ct105553122264000">
          <text:insertion>
            <office:change-info>
              <dc:creator>Bob Jacobsen</dc:creator>
              <dc:date>2024-07-04T09:27:26</dc:date>
            </office:change-info>
          </text:insertion>
        </text:changed-region>
        <text:changed-region xml:id="ct105553122264240" text:id="ct105553122264240">
          <text:deletion>
            <office:change-info>
              <dc:creator>Bob Jacobsen</dc:creator>
              <dc:date>2024-07-04T09:06:57</dc:date>
            </office:change-info>
            <text:p text:style-name="P47"/>
            <text:p text:style-name="P49"/>
          </text:deletion>
          <text:insertion>
            <office:change-info>
              <dc:creator>Balazs Racz</dc:creator>
              <dc:date>2024-07-03T09:42:39</dc:date>
            </office:change-info>
          </text:insertion>
        </text:changed-region>
        <text:changed-region xml:id="ct105553122264480" text:id="ct105553122264480">
          <text:deletion>
            <office:change-info>
              <dc:creator>Balazs Racz</dc:creator>
              <dc:date>2024-07-03T23:15:06</dc:date>
            </office:change-info>
            <text:p text:style-name="P49">Use of XML<text:span text:style-name="T25"/></text:p>
          </text:deletion>
          <text:insertion>
            <office:change-info>
              <dc:creator>D.E. Goodman-Wilson</dc:creator>
              <dc:date>2014-09-19T10:43:00</dc:date>
            </office:change-info>
          </text:insertion>
        </text:changed-region>
        <text:changed-region xml:id="ct105553122264720" text:id="ct105553122264720">
          <text:deletion>
            <office:change-info>
              <dc:creator>Bob Jacobsen</dc:creator>
              <dc:date>2024-07-04T09:06:57</dc:date>
            </office:change-info>
            <text:p text:style-name="P49"/>
            <text:p text:style-name="P69">========= below here is <text:span text:style-name="T50">old stuff that needs to be reviewed</text:span></text:p>
            <text:p text:style-name="Standard"/>
          </text:deletion>
          <text:insertion>
            <office:change-info>
              <dc:creator>Balazs Racz</dc:creator>
              <dc:date>2024-07-03T23:15:28</dc:date>
            </office:change-info>
          </text:insertion>
        </text:changed-region>
        <text:changed-region xml:id="ct105553122264960" text:id="ct105553122264960">
          <text:deletion>
            <office:change-info>
              <dc:creator>Bob Jacobsen</dc:creator>
              <dc:date>2024-07-04T09:06:55</dc:date>
            </office:change-info>
            <text:p text:style-name="Standard"/>
            <text:h text:style-name="Heading_20_2" text:outline-level="2"/>
          </text:deletion>
          <text:insertion>
            <office:change-info>
              <dc:creator>D.E. Goodman-Wilson</dc:creator>
              <dc:date>2014-09-19T10:43:00</dc:date>
            </office:change-info>
          </text:insertion>
        </text:changed-region>
        <text:changed-region xml:id="ct105553122265200" text:id="ct105553122265200">
          <text:deletion>
            <office:change-info>
              <dc:creator>Jim Kueneman</dc:creator>
              <dc:date>2014-11-09T14:54:00</dc:date>
            </office:change-info>
            <text:h text:style-name="Heading_20_2" text:outline-level="2">C</text:h>
          </text:deletion>
        </text:changed-region>
        <text:changed-region xml:id="ct105553122265440" text:id="ct105553122265440">
          <text:deletion>
            <office:change-info>
              <dc:creator>Bob Jacobsen</dc:creator>
              <dc:date>2024-07-04T09:06:55</dc:date>
            </office:change-info>
            <text:h text:style-name="Heading_20_2" text:outline-level="2">F</text:h>
          </text:deletion>
          <text:insertion>
            <office:change-info>
              <dc:creator>Jim Kueneman</dc:creator>
              <dc:date>2014-11-09T14:54:00</dc:date>
            </office:change-info>
          </text:insertion>
        </text:changed-region>
        <text:changed-region xml:id="ct105553122265680" text:id="ct105553122265680">
          <text:deletion>
            <office:change-info>
              <dc:creator>Bob Jacobsen</dc:creator>
              <dc:date>2024-07-04T09:06:55</dc:date>
            </office:change-info>
            <text:h text:style-name="Heading_20_2" text:outline-level="2">DI is constant</text:h>
          </text:deletion>
          <text:insertion>
            <office:change-info>
              <dc:creator>D.E. Goodman-Wilson</dc:creator>
              <dc:date>2014-09-19T10:43:00</dc:date>
            </office:change-info>
          </text:insertion>
        </text:changed-region>
        <text:changed-region xml:id="ct105553122265920" text:id="ct105553122265920">
          <text:deletion>
            <office:change-info>
              <dc:creator>Balazs Racz</dc:creator>
              <dc:date>2024-07-03T23:15:12</dc:date>
            </office:change-info>
            <text:h text:style-name="Heading_20_2" text:outline-level="2"/>
            <text:h text:style-name="Heading_20_2" text:outline-level="2" text:is-list-header="true">Other stuff</text:h>
          </text:deletion>
          <text:insertion>
            <office:change-info>
              <dc:creator>D.E. Goodman-Wilson</dc:creator>
              <dc:date>2014-09-19T10:43:00</dc:date>
            </office:change-info>
          </text:insertion>
        </text:changed-region>
        <text:changed-region xml:id="ct105553122266160" text:id="ct105553122266160">
          <text:deletion>
            <office:change-info>
              <dc:creator>Bob Jacobsen</dc:creator>
              <dc:date>2024-07-04T09:06:55</dc:date>
            </office:change-info>
            <text:h text:style-name="Heading_20_2" text:outline-level="2"/>
            <text:p text:style-name="Standard"/>
          </text:deletion>
          <text:insertion>
            <office:change-info>
              <dc:creator>D.E. Goodman-Wilson</dc:creator>
              <dc:date>2014-09-19T10:43:00</dc:date>
            </office:change-info>
          </text:insertion>
        </text:changed-region>
        <text:changed-region xml:id="ct105553122266400" text:id="ct105553122266400">
          <text:deletion>
            <office:change-info>
              <dc:creator>Jim Kueneman</dc:creator>
              <dc:date>2014-11-09T14:54:00</dc:date>
            </office:change-info>
            <text:p text:style-name="Standard">C</text:p>
          </text:deletion>
        </text:changed-region>
        <text:changed-region xml:id="ct105553122266640" text:id="ct105553122266640">
          <text:deletion>
            <office:change-info>
              <dc:creator>Bob Jacobsen</dc:creator>
              <dc:date>2024-07-04T09:06:55</dc:date>
            </office:change-info>
            <text:p text:style-name="Standard">Fa</text:p>
          </text:deletion>
          <text:insertion>
            <office:change-info>
              <dc:creator>Jim Kueneman</dc:creator>
              <dc:date>2014-11-09T14:55:00</dc:date>
            </office:change-info>
          </text:insertion>
        </text:changed-region>
        <text:changed-region xml:id="ct105553122266880" text:id="ct105553122266880">
          <text:deletion>
            <office:change-info>
              <dc:creator>Bob Jacobsen</dc:creator>
              <dc:date>2024-07-04T09:06:55</dc:date>
            </office:change-info>
            <text:p text:style-name="Standard"/>
            <text:p text:style-name="P61">Stuff to be merged into the above (or the TN)</text:p>
            <text:p text:style-name="P61"/>
            <text:p text:style-name="Standard">The first byte is used to distinguish the coding.</text:p>
            <text:p text:style-name="Standard">“&lt;” (which is part of the XML “&lt;?xml version='1.0'?&gt;” definition): Uncoded characters</text:p>
            <text:p text:style-name="P49">UTF BOM: Various UniCode forms</text:p>
            <text:p text:style-name="P49">0x01 – tag for compressed. <text:s/>One format defined for total start string of 0x0101. (If you want to use another format, decompress on board)</text:p>
            <text:p text:style-name="P49">(can't use 0x00 as lead, since that's the end-of-string indication)</text:p>
          </text:deletion>
        </text:changed-region>
        <text:changed-region xml:id="ct105553122267120" text:id="ct105553122267120">
          <text:deletion>
            <office:change-info>
              <dc:creator>Jim Kueneman</dc:creator>
              <dc:date>2014-11-09T14:55:00</dc:date>
            </office:change-info>
            <text:p text:style-name="P49"><text:s/>(Xinclude, schema default values, <text:span text:style-name="T5">…</text:span>) shall not be assumed to be present.</text:p>
            <text:p text:style-name="P50">Because the using node may not have external connections, XML features requiring those</text:p>
            <text:p text:style-name="P50">Nodes that use the 'mask' attribute in their CDI must properly implement the write-under-mask operation in their memory configuration protocol support.with legacy equipment only. <text:s/>New OpenLCB implementations should not use it. <text:s/>Instead, they should lay out their configuration variables are processed as if they each had their own addressable location. <text:s/>(How they are actually stored in memory is not specified.)</text:p>
            <text:p text:style-name="P50"/>
            <text:p text:style-name="P50">OpenLCB nodes. <text:s/>Providing optional coding, such as hexadecimal numbers, makes those nodes more complex.</text:p>
            <text:p text:style-name="P50"/>
            <text:p text:style-name="P50">The 'mask' attribute is for use . Although it may have made the CDI easier for people to read, the XML is primarily intended for consumption by Numbers for segments, offsets, etc must be specified as decimal numbers. <text:s/>Hexadecimal notation (0x1234) is not permitted</text:p>
            <text:p text:style-name="P50"/>
            <text:p text:style-name="P50"/>
            <text:p text:style-name="P50"/>
            <text:p text:style-name="P50">The schema at prototypes/xml/schema (better location?) is really the normative thing, because that's what we check.</text:p>
            <text:p text:style-name="P50">But we add the &lt;acdi&gt; element to it, so the document isn't really complete; “Other protocols may add, but not remove, elements and attributes”? <text:s/>Remove constraints? How does extensibility work here?</text:p>
          </text:deletion>
        </text:changed-region>
        <text:changed-region xml:id="ct105553122267360" text:id="ct105553122267360">
          <text:insertion>
            <office:change-info>
              <dc:creator>Bob Jacobsen</dc:creator>
              <dc:date>2024-07-04T13:08: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text:bookmark-start text:name="__RefHeading___Toc3847_1240330496"/>Introduction (Informative)<text:bookmark-end text:name="__RefHeading___Toc3847_1240330496"/></text:h>
      <text:p text:style-name="P9"><text:change text:change-id="ct105553122038464"/><text:change-start text:change-id="ct105553122038704"/>This document defines a standard for the storage of static information that describe<text:change-end text:change-id="ct105553122038704"/><text:change text:change-id="ct105553122038944"/><text:change-start text:change-id="ct105553122039184"/><text:span text:style-name="T26">s</text:span><text:change-end text:change-id="ct105553122039184"/><text:change-start text:change-id="ct105553122039424"/> the<text:change-end text:change-id="ct105553122039424"/><text:change-start text:change-id="ct105553122039664"/> <text:change-end text:change-id="ct105553122039664"/><text:change-start text:change-id="ct105553122039904"/><text:span text:style-name="T26">user interface options for controlling available </text:span><text:change-end text:change-id="ct105553122039904"/><text:change-start text:change-id="ct105553122040144"/>function<text:change-end text:change-id="ct105553122040144"/><text:change text:change-id="ct105553122040384"/><text:change-start text:change-id="ct105553122040624"/><text:span text:style-name="T26">s </text:span><text:change-end text:change-id="ct105553122040624"/><text:change-start text:change-id="ct105553122040864"/>on an OpenLCB <text:change-end text:change-id="ct105553122040864"/><text:change-start text:change-id="ct105553122041104"/><text:span text:style-name="T26">Train Node</text:span><text:change-end text:change-id="ct105553122041104"/><text:change text:change-id="ct105553122041344"/><text:change-start text:change-id="ct105553122041584"/>, called “<text:change-end text:change-id="ct105553122041584"/><text:change text:change-id="ct105553122041824"/><text:change-start text:change-id="ct105553122042064"/>Function<text:change-end text:change-id="ct105553122042064"/><text:change-start text:change-id="ct105553122042304"/> Description Information (<text:change-end text:change-id="ct105553122042304"/><text:change text:change-id="ct105553122042544"/><text:change-start text:change-id="ct105553122042784"/>F<text:change-end text:change-id="ct105553122042784"/><text:change-start text:change-id="ct105553122035344"/>DI)”<text:change-end text:change-id="ct105553122035344"/><text:change-start text:change-id="ct105553122036304"/>.</text:p>
      <text:p text:style-name="P55"><text:span text:style-name="T27">The format is XML-based in order to allow reasonable extensibility, while enabling </text:span><text:span text:style-name="T7">programmatic</text:span><text:span text:style-name="T27"> generation and parsing of the structured information. This XML document is specific to the particular Train, and is exposed at the Memory Space 0xFA. Throttle Nodes </text:span><text:span text:style-name="T26">retrieve </text:span><text:span text:style-name="T27">this data from the Train Node using the Memory Configuration Protocol.</text:span><text:change-end text:change-id="ct105553122036304"/><text:change text:change-id="ct105553122036784"/><text:change text:change-id="ct105553122036544"/><text:change text:change-id="ct105553122154832"/><text:change text:change-id="ct105553122150272"/><text:change text:change-id="ct105553122150032"/></text:p>
      <text:h text:style-name="Heading_20_1" text:outline-level="1"><text:bookmark-start text:name="__RefHeading___Toc3849_1240330496"/>Intended Use (Informative)<text:bookmark-end text:name="__RefHeading___Toc3849_1240330496"/></text:h>
      <text:p text:style-name="P12"><text:change text:change-id="ct105553122150752"/><text:change text:change-id="ct105553122151232"/><text:change text:change-id="ct105553122151712"/><text:change text:change-id="ct105553122152192"/><text:change-start text:change-id="ct105553122152672"/><text:span text:style-name="T34">The Throttle Node downloads the FDI content from the Train Node using the Memory Configura</text:span><text:change-end text:change-id="ct105553122152672"/><text:change-start text:change-id="ct105553122156272"/><text:span text:style-name="T52">ti</text:span><text:change-end text:change-id="ct105553122156272"/><text:change text:change-id="ct105553122156512"/><text:change-start text:change-id="ct105553122156752"/><text:span text:style-name="T34">on Protocol after the user selected the given train. The XML is exposed at a fixed Memory Space number (0xFA). The throttle parses the XML and uses the information therein to configure the function buttons</text:span><text:span text:style-name="T8">’ behavior</text:span><text:span text:style-name="T34"> and/or the display items shown to the user.</text:span></text:p>
      <text:p text:style-name="P62">The information presented is the list of available function numbers, the type of the function button (toggle, momentary or analog function)<text:change-end text:change-id="ct105553122156752"/><text:change-start text:change-id="ct105553121902592"/>, <text:span text:style-name="T61">optional name and description strings,</text:span><text:change-end text:change-id="ct105553121902592"/><text:change-start text:change-id="ct105553121902832"/> and for analog functions the available range of values that are valid<text:change-end text:change-id="ct105553121902832"/><text:change-start text:change-id="ct105553122016736"/>.<text:change-end text:change-id="ct105553122016736"/><text:change text:change-id="ct105553121960864"/><text:change-start text:change-id="ct105553121960624"/></text:p>
      <text:p text:style-name="P12"><text:span text:style-name="T34">If the </text:span><text:span text:style-name="T8">throttle</text:span><text:span text:style-name="T34"> has fixed marked buttons (e.g. a button labeled Horn/Whistle), it will</text:span><text:change-end text:change-id="ct105553121960624"/><text:change text:change-id="ct105553122156992"/><text:change-start text:change-id="ct105553122157232"/><text:span text:style-name="T34"> assign a varying function number to </text:span><text:span text:style-name="T35">these</text:span><text:span text:style-name="T34"> button</text:span><text:span text:style-name="T35">s</text:span><text:span text:style-name="T34">, by finding which function number belongs to the given behavior.</text:span></text:p>
      <text:p text:style-name="P13">OpenLCB<text:change-end text:change-id="ct105553122157232"/><text:change text:change-id="ct105553122246656"/><text:change-start text:change-id="ct105553121949040"/>-<text:change-end text:change-id="ct105553121949040"/><text:change-start text:change-id="ct105553122131968"/>connected native Train Nodes built into specific models may ship a fixed constant FDI XML, as it will describe the behavior of the functions as implemented by the hardware and software. Flexible / configurable OpenLCB decoders may <text:change-end text:change-id="ct105553122131968"/><text:change text:change-id="ct105553122157472"/><text:change-start text:change-id="ct105553122157952"/>provide a mechanism to update the FDI XML if their function numbers can be reconfigured. DCC Command Stations that provide Virtual Train Nodes for OpenLCB throttles may either provide a generic fixed FDI (e.g. listing Headlight, Bell, Horn, F3..F28), or <text:span text:style-name="T35">may </text:span>have a Roster configuration storage, where the user can store a per-DCC-address mapping of functions to behaviors. In this case the Command Station generates the FDI XML on-the-fly based on the DCC address that is being controlled from the throttle. For an MFX/M4 decoder, or a DCC decoder supporting DCC-A, RailComPlus, or the appropriate standardized RailCom data pages, the function mapping can be read out from the locomotive directly using the track protocol, <text:span text:style-name="T35">and this information can be used to generate the FDI XML on-the-fly.</text:span></text:p>
      <text:p text:style-name="P39"><text:soft-page-break/><text:span text:style-name="T20">T</text:span><text:span text:style-name="T21">he FDI provides a read-only interaction </text:span><text:change-end text:change-id="ct105553122157952"/><text:change-start text:change-id="ct105553121580432"/><text:span text:style-name="T23">to</text:span><text:change-end text:change-id="ct105553121580432"/><text:change text:change-id="ct105553121578272"/><text:change-start text:change-id="ct105553121949760"/><text:span text:style-name="T21"> </text:span><text:span text:style-name="T23">retrieve</text:span><text:change-end text:change-id="ct105553121949760"/><text:change-start text:change-id="ct105553121948560"/><text:span text:style-name="T21"> the function metadata. There is no provision in this Standard on how to modify the function metadata. For modification, the regular configuration standards and protocols are recommended.</text:span><text:change-end text:change-id="ct105553121948560"/><text:change text:change-id="ct105553122116304"/><text:change text:change-id="ct105553122116784"/><text:change text:change-id="ct105553122117264"/><text:change text:change-id="ct105553122117744"/><text:change text:change-id="ct105553122118224"/><text:change text:change-id="ct105553122118704"/><text:change text:change-id="ct105553122119184"/><text:change text:change-id="ct105553122119904"/><text:change text:change-id="ct105553122120384"/><text:change text:change-id="ct105553122122544"/><text:change text:change-id="ct105553122123024"/><text:change text:change-id="ct105553122123264"/><text:change text:change-id="ct105553122123504"/><text:change text:change-id="ct105553122123744"/><text:change text:change-id="ct105553122123984"/><text:change text:change-id="ct105553122124464"/><text:change text:change-id="ct105553122124704"/><text:change text:change-id="ct105553122124944"/><text:change text:change-id="ct105553122125184"/><text:change text:change-id="ct105553122125424"/><text:change text:change-id="ct105553122125664"/><text:change text:change-id="ct105553122125904"/><text:change text:change-id="ct105553122126144"/><text:change text:change-id="ct105553122126384"/><text:change text:change-id="ct105553122126624"/><text:change text:change-id="ct105553122126864"/></text:p>
      <text:h text:style-name="Heading_20_1" text:outline-level="1"><text:bookmark-start text:name="__RefHeading___Toc3851_1240330496"/>References and Context (Normative)<text:bookmark-end text:name="__RefHeading___Toc3851_1240330496"/><text:change text:change-id="ct105553122168576"/><text:change text:change-id="ct105553122168816"/></text:h>
      <text:p text:style-name="Standard">For more information on format and presentation, see: </text:p>
      <text:list text:style-name="L1">
        <text:list-item>
          <text:p text:style-name="P51">OpenLCB Common Information Technical Note<text:change-start text:change-id="ct105553122127104"/></text:p>
        </text:list-item>
      </text:list>
      <text:p text:style-name="P15"><text:change-end text:change-id="ct105553122127104"/><text:change text:change-id="ct105553122124224"/><text:change-start text:change-id="ct105553122127344"/><text:span text:style-name="T37">For information on how to fetch the </text:span><text:span text:style-name="T36">F</text:span><text:span text:style-name="T37">DI information from a node, see:</text:span></text:p>
      <text:list xml:id="list2515468005" text:style-name="L2">
        <text:list-item>
          <text:p text:style-name="P52">OpenLCB Memory Configuration Protocol Standard</text:p>
        </text:list-item>
      </text:list>
      <text:p text:style-name="P14">For information on how to control the <text:change-end text:change-id="ct105553122127344"/><text:change-start text:change-id="ct105553122127584"/>functions, see</text:p>
      <text:list xml:id="list155923124587274" text:continue-numbering="true" text:style-name="L2">
        <text:list-item>
          <text:p text:style-name="P52">OpenLCB <text:span text:style-name="T36">Train</text:span> Con<text:span text:style-name="T36">trol</text:span> Protocol Standard</text:p>
        </text:list-item>
      </text:list>
      <text:p text:style-name="P15">For information on XML encoding and XML Schema, see:</text:p>
      <text:list text:style-name="L3">
        <text:list-item>
          <text:p text:style-name="P54">World Wide Web Consortium (W3C) “Extensible Markup Language (XML)”<text:note text:id="ftn1" text:note-class="footnote"><text:note-citation>1</text:note-citation><text:note-body><text:p text:style-name="Endnote">http://www.w3.org/XML/</text:p></text:note-body></text:note></text:p>
        </text:list-item>
        <text:list-item>
          <text:p text:style-name="P54">World Wide Web Consortium (W3C) “XML Schema”<text:note text:id="ftn2" text:note-class="footnote"><text:note-citation>2</text:note-citation><text:note-body><text:p text:style-name="Endnote">http://www.w3.org/XML/Schema</text:p></text:note-body></text:note><text:change-end text:change-id="ct105553122127584"/></text:p>
        </text:list-item>
      </text:list>
      <text:h text:style-name="P34" text:outline-level="1"><text:bookmark-start text:name="__RefHeading___Toc3853_1240330496"/><text:change-start text:change-id="ct105553122127824"/>Content (normative)<text:bookmark-end text:name="__RefHeading___Toc3853_1240330496"/></text:h>
      <text:p text:style-name="P21"><text:change-end text:change-id="ct105553122127824"/><text:change-start text:change-id="ct105553122128064"/>The FDI information shall be constant. <text:s/>A node may not change <text:span text:style-name="T52">the FDI information</text:span> after any part of it has been retrieved and before the next transition of the node away from the Initialized state.<text:change-end text:change-id="ct105553122128064"/><text:change text:change-id="ct105553122128304"/><text:change-start text:change-id="ct105553122128544"/></text:p>
      <text:h text:style-name="Heading_20_1" text:outline-level="1"><text:bookmark-start text:name="__RefHeading___Toc3855_1240330496"/><text:change-end text:change-id="ct105553122128544"/><text:change-start text:change-id="ct105553122128784"/>Format (normative)<text:bookmark-end text:name="__RefHeading___Toc3855_1240330496"/><text:change-end text:change-id="ct105553122128784"/><text:change-start text:change-id="ct105553122037024"/></text:h>
      <text:p text:style-name="P16">The <text:change-end text:change-id="ct105553122037024"/><text:change text:change-id="ct105553122129024"/><text:change-start text:change-id="ct105553122129264"/><text:span text:style-name="T51">FDI</text:span><text:change-end text:change-id="ct105553122129264"/><text:change-start text:change-id="ct105553122129504"/> is provided as a zero-terminated string of bytes. The bytes encode UTF-8 characters. There is no byte-order mark (BOM) at <text:span text:style-name="T6">the</text:span> start of the string. Lines in the string are delimited with 0x<text:span text:style-name="T39">0</text:span><text:span text:style-name="T9">A</text:span> Newline (NL) characters.</text:p>
      <text:p text:style-name="P16">The content defines the configuration description information in XML 1.0 format using a specific XML vocabulary defined by an XML <text:change-end text:change-id="ct105553122129504"/><text:change-start text:change-id="ct105553122247136"/><text:span text:style-name="T61">1.0 </text:span><text:change-end text:change-id="ct105553122247136"/><text:change-start text:change-id="ct105553122246896"/>Schema. No extensions to XML 1.0 are permitted.<text:change-end text:change-id="ct105553122246896"/><text:change-start text:change-id="ct105553122129744"/></text:p>
      <text:p text:style-name="P46"><text:change-end text:change-id="ct105553122129744"/><text:change-start text:change-id="ct105553122129984"/><text:span text:style-name="T6">The version number of an OpenLCB </text:span><text:span text:style-name="T14">F</text:span><text:span text:style-name="T6">DI schema contains two numbers: The major version first, and the minor version second. </text:span><text:change-end text:change-id="ct105553122129984"/><text:change-start text:change-id="ct105553122130224"/>This version of <text:span text:style-name="T6">this Standard specifies version </text:span><text:span text:style-name="T10">1.</text:span><text:span text:style-name="T14">0</text:span><text:span text:style-name="T6"> of the schema. <text:s/>That version of the schema is defined at </text:span><text:a xlink:type="simple" xlink:href="https://openlcb.org/schema/fdi/1/0/fdi.xsd" text:style-name="Internet_20_link" text:visited-style-name="Visited_20_Internet_20_Link">https://openlcb.org/schema/fdi/1/0/fdi.xsd</text:a><text:span text:style-name="T6"> and in Appendix A of this document. </text:span><text:span text:style-name="T11">The </text:span><text:span text:style-name="T14">F</text:span><text:span text:style-name="T11">DI content shall pass validation against </text:span><text:span text:style-name="T12">its</text:span><text:span text:style-name="T11"> </text:span><text:span text:style-name="T12">referenced</text:span><text:span text:style-name="T11"> schema. Nodes are not required to </text:span><text:span text:style-name="T13">do the validation</text:span><text:span text:style-name="T11">.</text:span><text:change-end text:change-id="ct105553122130224"/><text:change text:change-id="ct105553122130464"/><text:change-start text:change-id="ct105553122130944"/></text:p>
      <text:p text:style-name="P10">The first line of the <text:span text:style-name="T40">F</text:span>DI is:</text:p>
      <text:p text:style-name="P18"><text:span text:style-name="Teletype"><text:span text:style-name="T42">&lt;?xml version="1.0"?&gt;</text:span></text:span></text:p>
      <text:p text:style-name="P10">to define the XML version of <text:span text:style-name="T6">the</text:span> content.</text:p>
      <text:p text:style-name="P10"><text:soft-page-break/>The root element of the <text:span text:style-name="T40">F</text:span>DI XML is<text:change-end text:change-id="ct105553122130944"/><text:change-start text:change-id="ct105553122131184"/> <text:span text:style-name="T59">required to be</text:span><text:change-end text:change-id="ct105553122131184"/><text:change-start text:change-id="ct105553122037264"/>:</text:p>
      <text:p text:style-name="P10"><text:span text:style-name="Teletype"><text:span text:style-name="T42">&lt;</text:span></text:span><text:span text:style-name="Teletype"><text:span text:style-name="T43">f</text:span></text:span><text:span text:style-name="Teletype"><text:span text:style-name="T42">di xmlns:xsi="http://www.w3.org/2001/XMLSchema-instance" <text:tab/>xsi:noNamespaceSchemaLocation="https://openlcb.org/schema/fdi/1/0/fdi.xsd"&gt;</text:span></text:span></text:p>
      <text:p text:style-name="P7">to define the OpenLCB <text:span text:style-name="T40">F</text:span>DI version of the content.</text:p>
      <text:p text:style-name="P8">The schema contents are normative.</text:p>
      <text:p text:style-name="P17">Numerical values in attributes and element text shall be specified as decimal numbers. <text:span text:style-name="T41">OpenLCB nodes are not required to parse any other numeric format.</text:span><text:change-end text:change-id="ct105553122037264"/><text:change-start text:change-id="ct105553122037504"/></text:p>
      <text:h text:style-name="P35" text:outline-level="2"><text:bookmark-start text:name="__RefHeading___Toc3857_1240330496"/><text:change-end text:change-id="ct105553122037504"/><text:change-start text:change-id="ct105553122043024"/>XML Elements<text:bookmark-end text:name="__RefHeading___Toc3857_1240330496"/><text:change-end text:change-id="ct105553122043024"/><text:change-start text:change-id="ct105553122043984"/></text:h>
      <text:h text:style-name="Heading_20_3" text:outline-level="3"><text:bookmark-start text:name="__RefHeading___Toc6043_1881756359"/>&lt;<text:span text:style-name="T57">fdi&gt; Element</text:span><text:bookmark-end text:name="__RefHeading___Toc6043_1881756359"/></text:h>
      <text:p text:style-name="P10"><text:span text:style-name="T56">A single </text:span>&lt;<text:span text:style-name="T56">fdi&gt; element is the root of the XML information. The &lt;fdi&gt; element </text:span><text:span text:style-name="T57">must contain</text:span><text:span text:style-name="T56"> </text:span><text:span text:style-name="T57">exactly one</text:span><text:span text:style-name="T56"> &lt;segment&gt; </text:span><text:change-end text:change-id="ct105553122043984"/><text:change-start text:change-id="ct105553122044704"/><text:span text:style-name="T56">element.</text:span><text:change-end text:change-id="ct105553122044704"/><text:change-start text:change-id="ct105553122232432"/></text:p>
      <text:h text:style-name="P36" text:outline-level="3"><text:bookmark-start text:name="__RefHeading___Toc1609_765285946"/>&lt;segment&gt; Element<text:bookmark-end text:name="__RefHeading___Toc1609_765285946"/></text:h>
      <text:p text:style-name="P10"><text:change-end text:change-id="ct105553122232432"/><text:change text:change-id="ct105553122232672"/><text:change-start text:change-id="ct105553122232912"/><text:span text:style-name="T58">A &lt;segment&gt; element </text:span><text:span text:style-name="T49">shall</text:span><text:span text:style-name="T58"> contain an optional user-readable name and </text:span><text:span text:style-name="T44">optional </text:span><text:span text:style-name="T58">description</text:span><text:change-end text:change-id="ct105553122232912"/><text:change text:change-id="ct105553122233152"/><text:change-start text:change-id="ct105553122233632"/><text:span text:style-name="T58">, and a sequence of zero or more </text:span><text:change-end text:change-id="ct105553122233632"/><text:change-start text:change-id="ct105553122233872"/><text:span text:style-name="T58">&lt;</text:span><text:change-end text:change-id="ct105553122233872"/><text:change-start text:change-id="ct105553122234112"/><text:span text:style-name="T49">group</text:span><text:change-end text:change-id="ct105553122234112"/><text:change-start text:change-id="ct105553122234352"/><text:span text:style-name="T49">&gt;</text:span><text:change-end text:change-id="ct105553122234352"/><text:change-start text:change-id="ct105553122234592"/><text:span text:style-name="T49"> </text:span><text:change-end text:change-id="ct105553122234592"/><text:change-start text:change-id="ct105553121998912"/><text:span text:style-name="T61">and/</text:span><text:change-end text:change-id="ct105553121998912"/><text:change-start text:change-id="ct105553121999152"/><text:span text:style-name="T49">or </text:span><text:change-end text:change-id="ct105553121999152"/><text:change-start text:change-id="ct105553122157712"/><text:span text:style-name="T49">&lt;</text:span><text:change-end text:change-id="ct105553122157712"/><text:change-start text:change-id="ct105553122234832"/><text:span text:style-name="T49">function</text:span><text:change-end text:change-id="ct105553122234832"/><text:change-start text:change-id="ct105553122235072"/><text:span text:style-name="T49">&gt;</text:span><text:change-end text:change-id="ct105553122235072"/><text:change-start text:change-id="ct105553122235312"/><text:span text:style-name="T49"> elements</text:span><text:span text:style-name="T58">. </text:span><text:span text:style-name="T46">The user-readable name and description are intended as hints for optional UI display by </text:span><text:span text:style-name="T49">throttles</text:span><text:span text:style-name="T46">.</text:span><text:change-end text:change-id="ct105553122235312"/><text:change-start text:change-id="ct105553122235792"/></text:p>
      <text:p text:style-name="P27">A &lt;segment&gt; element may provide a <text:span text:style-name="T6">“space” attribute with the fixed value of “249”.</text:span><text:change-end text:change-id="ct105553122235792"/><text:change-start text:change-id="ct105553122235552"/><text:span text:style-name="T6"> </text:span><text:span text:style-name="T17">Alternative memory spaces beyond the Function Space (</text:span><text:span text:style-name="T16">249, </text:span><text:span text:style-name="T17">0x</text:span><text:span text:style-name="T18">F9) </text:span><text:span text:style-name="T17">are not currently defined </text:span><text:span text:style-name="T18">for use with Functions</text:span><text:span text:style-name="T17">.</text:span><text:change-end text:change-id="ct105553122235552"/><text:change-start text:change-id="ct105553122236272"/></text:p>
      <text:h text:style-name="P37" text:outline-level="3"><text:bookmark-start text:name="__RefHeading___Toc1609_765285946 Copy 1"/>&lt;<text:span text:style-name="T49">group</text:span>&gt; Element<text:bookmark-end text:name="__RefHeading___Toc1609_765285946 Copy 1"/></text:h>
      <text:p text:style-name="P11"><text:span text:style-name="T49">The</text:span> &lt;<text:span text:style-name="T49">group</text:span>&gt; element <text:span text:style-name="T49">allows logical grouping of functions, providing common documentation for them.</text:span></text:p>
      <text:p text:style-name="P19">A &lt;<text:span text:style-name="T49">group</text:span>&gt; element <text:span text:style-name="T49">shall </text:span>contain an optional user-readable name and <text:span text:style-name="T44">optional </text:span>description tags, and a sequence of zero or more <text:change-end text:change-id="ct105553122236272"/><text:change-start text:change-id="ct105553122236032"/>&lt;<text:change-end text:change-id="ct105553122236032"/><text:change-start text:change-id="ct105553122236512"/><text:span text:style-name="T49">group</text:span><text:change-end text:change-id="ct105553122236512"/><text:change-start text:change-id="ct105553122236752"/><text:span text:style-name="T49">&gt;</text:span><text:change-end text:change-id="ct105553122236752"/><text:change-start text:change-id="ct105553122236992"/><text:span text:style-name="T49"> </text:span><text:change-end text:change-id="ct105553122236992"/><text:change text:change-id="ct105553122237232"/><text:change-start text:change-id="ct105553122237472"/><text:span text:style-name="T60">and/or</text:span><text:change-end text:change-id="ct105553122237472"/><text:change-start text:change-id="ct105553122237712"/><text:span text:style-name="T49"> </text:span><text:change-end text:change-id="ct105553122237712"/><text:change-start text:change-id="ct105553122237952"/><text:span text:style-name="T49">&lt;</text:span><text:change-end text:change-id="ct105553122237952"/><text:change-start text:change-id="ct105553122238192"/><text:span text:style-name="T49">function</text:span><text:change-end text:change-id="ct105553122238192"/><text:change-start text:change-id="ct105553122238432"/><text:span text:style-name="T49">&gt;</text:span><text:change-end text:change-id="ct105553122238432"/><text:change-start text:change-id="ct105553122238912"/><text:span text:style-name="T49"> elements</text:span>. <text:span text:style-name="T46">The user-readable name and description are intended as hints for optional UI display by </text:span><text:span text:style-name="T49">throttles</text:span><text:span text:style-name="T46">.</text:span></text:p>
      <text:h text:style-name="P37" text:outline-level="3"><text:bookmark-start text:name="__RefHeading___Toc1609_765285946 Copy 1 Copy 1"/>&lt;<text:span text:style-name="T49">function</text:span>&gt; Element<text:bookmark-end text:name="__RefHeading___Toc1609_765285946 Copy 1 Copy 1"/></text:h>
      <text:p text:style-name="P11"><text:span text:style-name="T49">The</text:span> &lt;<text:span text:style-name="T49">function</text:span>&gt; element <text:span text:style-name="T49">describes the metadata of one function.</text:span></text:p>
      <text:p text:style-name="P20">The <text:span text:style-name="T6">‘</text:span>size<text:span text:style-name="T6">’</text:span> attribute is currently reserved, and if specified, shall carry a value of 1.</text:p>
      <text:p text:style-name="P20">The <text:span text:style-name="T6">‘kind’ attribute specifies the behavior of the function </text:span><text:span text:style-name="T15">button, with the following allowed values:</text:span></text:p>
      <text:list text:style-name="L4">
        <text:list-item>
          <text:p text:style-name="P43">‘binary’ (default) <text:change-end text:change-id="ct105553122238912"/><text:change-start text:change-id="ct105553122239152"/><text:span text:style-name="T53">defines </text:span><text:change-end text:change-id="ct105553122239152"/><text:change-start text:change-id="ct105553122238672"/>an on-off function with a toggle button behavior</text:p>
        </text:list-item>
        <text:list-item>
          <text:p text:style-name="P43">‘momentary’ defines an on-off function with a momentary button behavior</text:p>
        </text:list-item>
        <text:list-item>
          <text:p text:style-name="P43">‘analog’ defines an analog function with integer values accepted between the <text:change-end text:change-id="ct105553122238672"/><text:change-start text:change-id="ct105553121809568"/><text:span text:style-name="T61">optional </text:span><text:change-end text:change-id="ct105553121809568"/><text:change-start text:change-id="ct105553121809088"/>&lt;min&gt; and &lt;max&gt; sub-element<text:change-end text:change-id="ct105553121809088"/><text:change-start text:change-id="ct105553121827632"/><text:span text:style-name="T61">s</text:span><text:change-end text:change-id="ct105553121827632"/><text:change-start text:change-id="ct105553121820672"/> (inclusive).</text:p>
        </text:list-item>
      </text:list>
      <text:p text:style-name="P48"><text:change-end text:change-id="ct105553121820672"/><text:change-start text:change-id="ct105553121790064"/><text:span text:style-name="T25">T</text:span><text:span text:style-name="T24">he &lt;function&gt; element may contain a &lt;name&gt; element. The string contents of that element is meant to be used by a Throttle to convey information about this function to the user.</text:span></text:p>
      <text:p text:style-name="P64"><text:change-end text:change-id="ct105553121790064"/><text:change-start text:change-id="ct105553121790544"/><text:soft-page-break/><text:span text:style-name="T15">The &lt;function&gt; element shall contain a &lt;number&gt; element with a decimal integer as contents, which specifies the function number defined.</text:span><text:change-end text:change-id="ct105553121790544"/><text:change-start text:change-id="ct105553122239392"/><text:span text:style-name="T15"> </text:span><text:span text:style-name="T16">The number must be greater than or equal to zero.</text:span><text:change-end text:change-id="ct105553122239392"/><text:change-start text:change-id="ct105553122239872"/></text:p>
      <text:p text:style-name="P21"><text:change-end text:change-id="ct105553122239872"/><text:change-start text:change-id="ct105553122263520"/><text:span text:style-name="T24"/></text:p>
      <text:p text:style-name="P25">Appendix A: The 1.0 Version of the XML Schema for FDI</text:p>
      <text:p text:style-name="Standard"/>
      <text:p text:style-name="Preformatted_20_Text">&lt;?xml version="1.0" encoding="utf-8"?&gt;</text:p>
      <text:p text:style-name="Preformatted_20_Text">&lt;?xml-stylesheet href="schema2xhtml.xsl" type="text/xsl"?&gt;</text:p>
      <text:p text:style-name="Preformatted_20_Text">&lt;!-- XML Schema for OpenLCB Function Description Information (FDI) <text:s text:c="4"/>--&gt;</text:p>
      <text:p text:style-name="Preformatted_20_Text">&lt;xs:schema version="FDI 1.0" xmlns:xs="http://www.w3.org/2001/XMLSchema" xmlns:xsi="http://www.w3.org/2001/XMLSchema-instance"&gt;</text:p>
      <text:p text:style-name="Preformatted_20_Text"/>
      <text:p text:style-name="Preformatted_20_Text"><text:s text:c="2"/>&lt;xs:simpleType name="NonNegativeInteger"&gt;</text:p>
      <text:p text:style-name="Preformatted_20_Text"><text:s text:c="4"/>&lt;xs:restriction base="xs:int"&gt;</text:p>
      <text:p text:style-name="Preformatted_20_Text"><text:s text:c="6"/>&lt;xs:totalDigits value="5"/&gt;</text:p>
      <text:p text:style-name="Preformatted_20_Text"><text:s text:c="6"/>&lt;xs:fractionDigits value="2"/&gt;</text:p>
      <text:p text:style-name="Preformatted_20_Text"><text:s text:c="6"/>&lt;xs:minInclusive value="0"/&gt;</text:p>
      <text:p text:style-name="Preformatted_20_Text"><text:s text:c="4"/>&lt;/xs:restriction&gt;</text:p>
      <text:p text:style-name="Preformatted_20_Text"><text:s text:c="2"/>&lt;/xs:simpleType&gt;</text:p>
      <text:p text:style-name="Preformatted_20_Text"/>
      <text:p text:style-name="Preformatted_20_Text"><text:s text:c="2"/>&lt;xs:complexType name="groupType"&gt;</text:p>
      <text:p text:style-name="Preformatted_20_Text"><text:s text:c="4"/>&lt;xs:sequence&gt;</text:p>
      <text:p text:style-name="Preformatted_20_Text"><text:s text:c="6"/>&lt;xs:element name="name" minOccurs="0" maxOccurs="1" /&gt;</text:p>
      <text:p text:style-name="Preformatted_20_Text"><text:s text:c="6"/>&lt;xs:element name="description" minOccurs="0" maxOccurs="1" /&gt;</text:p>
      <text:p text:style-name="Preformatted_20_Text"><text:s text:c="6"/>&lt;xs:choice minOccurs="0" maxOccurs="unbounded"&gt;</text:p>
      <text:p text:style-name="Preformatted_20_Text"><text:s text:c="8"/>&lt;xs:annotation&gt;</text:p>
      <text:p text:style-name="Preformatted_20_Text"><text:s text:c="10"/>&lt;xs:documentation&gt;</text:p>
      <text:p text:style-name="Preformatted_20_Text"><text:s text:c="12"/>Allows any sequence of the contained element types</text:p>
      <text:p text:style-name="Preformatted_20_Text"><text:s text:c="10"/>&lt;/xs:documentation&gt;</text:p>
      <text:p text:style-name="Preformatted_20_Text"><text:s text:c="8"/>&lt;/xs:annotation&gt;</text:p>
      <text:p text:style-name="Preformatted_20_Text"><text:s text:c="8"/>&lt;xs:element name="group" type="groupType" minOccurs="0" maxOccurs="1" /&gt;</text:p>
      <text:p text:style-name="Preformatted_20_Text"><text:s text:c="8"/>&lt;xs:element name="function" type="functionType" minOccurs="0" maxOccurs="1" /&gt;</text:p>
      <text:p text:style-name="Preformatted_20_Text"><text:s text:c="6"/>&lt;/xs:choice&gt;</text:p>
      <text:p text:style-name="Preformatted_20_Text"><text:s text:c="4"/>&lt;/xs:sequence&gt;</text:p>
      <text:p text:style-name="Preformatted_20_Text"><text:s text:c="2"/>&lt;/xs:complexType&gt;</text:p>
      <text:p text:style-name="Preformatted_20_Text"/>
      <text:p text:style-name="Preformatted_20_Text"><text:s text:c="2"/>&lt;xs:complexType name="functionType"&gt;</text:p>
      <text:p text:style-name="Preformatted_20_Text"><text:s text:c="4"/>&lt;xs:sequence&gt;</text:p>
      <text:p text:style-name="Preformatted_20_Text"><text:s text:c="6"/>&lt;xs:element name="name" minOccurs="0" maxOccurs="1" /&gt;</text:p>
      <text:p text:style-name="Preformatted_20_Text"><text:s text:c="6"/>&lt;xs:element name="number" type="NonNegativeInteger" minOccurs="1" maxOccurs="1" /&gt;</text:p>
      <text:p text:style-name="Preformatted_20_Text"><text:s text:c="6"/>&lt;xs:element name="min" type="xs:int" minOccurs="0" maxOccurs="1" &gt;</text:p>
      <text:p text:style-name="Preformatted_20_Text"><text:s text:c="8"/>&lt;xs:annotation&gt;</text:p>
      <text:p text:style-name="Preformatted_20_Text"><text:s text:c="10"/>&lt;xs:documentation&gt;</text:p>
      <text:p text:style-name="Preformatted_20_Text"><text:s text:c="12"/>Smallest valid value for this function.</text:p>
      <text:p text:style-name="Preformatted_20_Text"><text:s text:c="12"/>Only used when type is "analog".</text:p>
      <text:p text:style-name="Preformatted_20_Text"><text:s text:c="10"/>&lt;/xs:documentation&gt;</text:p>
      <text:p text:style-name="Preformatted_20_Text"><text:s text:c="8"/>&lt;/xs:annotation&gt;</text:p>
      <text:p text:style-name="Preformatted_20_Text"><text:s text:c="6"/>&lt;/xs:element&gt;</text:p>
      <text:p text:style-name="Preformatted_20_Text"><text:s text:c="6"/>&lt;xs:element name="max" type="xs:int" minOccurs="0" maxOccurs="1" &gt;</text:p>
      <text:p text:style-name="Preformatted_20_Text"><text:s text:c="8"/>&lt;xs:annotation&gt;</text:p>
      <text:p text:style-name="Preformatted_20_Text"><text:s text:c="10"/>&lt;xs:documentation&gt;</text:p>
      <text:p text:style-name="Preformatted_20_Text"><text:s text:c="12"/>Largest valid value for this function.</text:p>
      <text:p text:style-name="Preformatted_20_Text"><text:s text:c="12"/>Only used when type is "analog".</text:p>
      <text:p text:style-name="Preformatted_20_Text"><text:s text:c="10"/>&lt;/xs:documentation&gt;</text:p>
      <text:p text:style-name="Preformatted_20_Text"><text:s text:c="8"/>&lt;/xs:annotation&gt;</text:p>
      <text:p text:style-name="Preformatted_20_Text"><text:s text:c="6"/>&lt;/xs:element&gt;</text:p>
      <text:p text:style-name="Preformatted_20_Text"><text:s text:c="4"/>&lt;/xs:sequence&gt;</text:p>
      <text:p text:style-name="Preformatted_20_Text"><text:soft-page-break/><text:s text:c="4"/>&lt;xs:attribute name="kind" default="binary"&gt;</text:p>
      <text:p text:style-name="Preformatted_20_Text"><text:s text:c="6"/>&lt;xs:annotation&gt;</text:p>
      <text:p text:style-name="Preformatted_20_Text"><text:s text:c="8"/>&lt;xs:documentation&gt;</text:p>
      <text:p text:style-name="Preformatted_20_Text"><text:s text:c="10"/>Type of function being described</text:p>
      <text:p text:style-name="Preformatted_20_Text"><text:s text:c="8"/>&lt;/xs:documentation&gt;</text:p>
      <text:p text:style-name="Preformatted_20_Text"><text:s text:c="6"/>&lt;/xs:annotation&gt;</text:p>
      <text:p text:style-name="Preformatted_20_Text"><text:s text:c="6"/>&lt;xs:simpleType&gt;</text:p>
      <text:p text:style-name="Preformatted_20_Text"><text:s text:c="8"/>&lt;xs:restriction base="xs:token"&gt;</text:p>
      <text:p text:style-name="Preformatted_20_Text"><text:s text:c="10"/>&lt;xs:enumeration value="binary"/&gt;</text:p>
      <text:p text:style-name="Preformatted_20_Text"><text:s text:c="10"/>&lt;xs:enumeration value="momentary"/&gt;</text:p>
      <text:p text:style-name="Preformatted_20_Text"><text:s text:c="10"/>&lt;xs:enumeration value="analog"/&gt;</text:p>
      <text:p text:style-name="Preformatted_20_Text"><text:s text:c="8"/>&lt;/xs:restriction&gt;</text:p>
      <text:p text:style-name="Preformatted_20_Text"><text:s text:c="6"/>&lt;/xs:simpleType&gt;</text:p>
      <text:p text:style-name="Preformatted_20_Text"><text:s text:c="4"/>&lt;/xs:attribute&gt;</text:p>
      <text:p text:style-name="Preformatted_20_Text"><text:s text:c="4"/>&lt;xs:attribute name="size" default="1"&gt;</text:p>
      <text:p text:style-name="Preformatted_20_Text"><text:s text:c="6"/>&lt;xs:annotation&gt;</text:p>
      <text:p text:style-name="Preformatted_20_Text"><text:s text:c="8"/>&lt;xs:documentation&gt;</text:p>
      <text:p text:style-name="Preformatted_20_Text"><text:s text:c="10"/>Storage size of this variable in bytes.</text:p>
      <text:p text:style-name="Preformatted_20_Text"><text:s text:c="10"/>Reserved, ignore upon receipt.</text:p>
      <text:p text:style-name="Preformatted_20_Text"><text:s text:c="8"/>&lt;/xs:documentation&gt;</text:p>
      <text:p text:style-name="Preformatted_20_Text"><text:s text:c="6"/>&lt;/xs:annotation&gt;</text:p>
      <text:p text:style-name="Preformatted_20_Text"><text:s text:c="6"/>&lt;xs:simpleType&gt;</text:p>
      <text:p text:style-name="Preformatted_20_Text"><text:s text:c="8"/>&lt;xs:restriction base="xs:token"&gt;</text:p>
      <text:p text:style-name="Preformatted_20_Text"><text:s text:c="10"/>&lt;xs:enumeration value="1"/&gt;</text:p>
      <text:p text:style-name="Preformatted_20_Text"><text:s text:c="8"/>&lt;/xs:restriction&gt;</text:p>
      <text:p text:style-name="Preformatted_20_Text"><text:s text:c="6"/>&lt;/xs:simpleType&gt;</text:p>
      <text:p text:style-name="Preformatted_20_Text"><text:s text:c="4"/>&lt;/xs:attribute&gt;</text:p>
      <text:p text:style-name="Preformatted_20_Text"><text:s text:c="2"/>&lt;/xs:complexType&gt;</text:p>
      <text:p text:style-name="Preformatted_20_Text"/>
      <text:p text:style-name="Preformatted_20_Text"><text:s text:c="2"/>&lt;xs:element name="fdi"&gt;</text:p>
      <text:p text:style-name="Preformatted_20_Text"><text:s text:c="4"/>&lt;xs:annotation&gt;</text:p>
      <text:p text:style-name="Preformatted_20_Text"><text:s text:c="6"/>&lt;xs:documentation&gt;</text:p>
      <text:p text:style-name="Preformatted_20_Text"><text:s text:c="8"/>This is the schema for Function</text:p>
      <text:p text:style-name="Preformatted_20_Text"><text:s text:c="8"/>Description Information (fdi)</text:p>
      <text:p text:style-name="Preformatted_20_Text"><text:s text:c="6"/>&lt;/xs:documentation&gt;</text:p>
      <text:p text:style-name="Preformatted_20_Text"><text:s text:c="4"/>&lt;/xs:annotation&gt;</text:p>
      <text:p text:style-name="Preformatted_20_Text"><text:s text:c="4"/>&lt;xs:complexType&gt;</text:p>
      <text:p text:style-name="Preformatted_20_Text"><text:s text:c="6"/>&lt;xs:sequence&gt;</text:p>
      <text:p text:style-name="Preformatted_20_Text"><text:s text:c="8"/>&lt;xs:element name="segment" minOccurs="<text:span text:style-name="T57">1</text:span><text:change-end text:change-id="ct105553122263520"/><text:change text:change-id="ct105553122263040"/><text:change-start text:change-id="ct105553122263280"/>" maxOccurs="<text:change-end text:change-id="ct105553122263280"/><text:change-start text:change-id="ct105553122263760"/><text:span text:style-name="T57">1</text:span><text:change-end text:change-id="ct105553122263760"/><text:change-start text:change-id="ct105553122264000"/>"&gt;</text:p>
      <text:p text:style-name="Preformatted_20_Text"><text:s text:c="10"/>&lt;xs:annotation&gt;</text:p>
      <text:p text:style-name="Preformatted_20_Text"><text:s text:c="12"/>&lt;xs:documentation&gt;</text:p>
      <text:p text:style-name="Preformatted_20_Text"><text:s text:c="14"/>Define the contents of the function memory space</text:p>
      <text:p text:style-name="Preformatted_20_Text"><text:s text:c="12"/>&lt;/xs:documentation&gt;</text:p>
      <text:p text:style-name="Preformatted_20_Text"><text:s text:c="10"/>&lt;/xs:annotation&gt;</text:p>
      <text:p text:style-name="Preformatted_20_Text"><text:s text:c="10"/>&lt;xs:complexType&gt;</text:p>
      <text:p text:style-name="Preformatted_20_Text"><text:s text:c="12"/>&lt;xs:sequence&gt;</text:p>
      <text:p text:style-name="Preformatted_20_Text"><text:s text:c="14"/>&lt;xs:element name="name" minOccurs="0" maxOccurs="1" /&gt;</text:p>
      <text:p text:style-name="Preformatted_20_Text"><text:s text:c="14"/>&lt;xs:element name="description" minOccurs="0" maxOccurs="1" /&gt;</text:p>
      <text:p text:style-name="Preformatted_20_Text"><text:s text:c="14"/>&lt;xs:choice minOccurs="0" maxOccurs="unbounded"&gt;</text:p>
      <text:p text:style-name="Preformatted_20_Text"><text:s text:c="16"/>&lt;xs:annotation&gt;</text:p>
      <text:p text:style-name="Preformatted_20_Text"><text:s text:c="18"/>&lt;xs:documentation&gt;</text:p>
      <text:p text:style-name="Preformatted_20_Text"><text:s text:c="20"/>Allows any sequence of the contained element types</text:p>
      <text:p text:style-name="Preformatted_20_Text"><text:s text:c="18"/>&lt;/xs:documentation&gt;</text:p>
      <text:p text:style-name="Preformatted_20_Text"><text:s text:c="16"/>&lt;/xs:annotation&gt;</text:p>
      <text:p text:style-name="Preformatted_20_Text"><text:s text:c="16"/>&lt;xs:element name="group" type="groupType" minOccurs="0" maxOccurs="1"&gt;</text:p>
      <text:p text:style-name="Preformatted_20_Text"><text:s text:c="18"/>&lt;xs:annotation&gt;</text:p>
      <text:p text:style-name="Preformatted_20_Text"><text:soft-page-break/><text:s text:c="20"/>&lt;xs:documentation&gt;</text:p>
      <text:p text:style-name="Preformatted_20_Text"><text:s text:c="22"/>Allows grouping and replication of multiple locations.</text:p>
      <text:p text:style-name="Preformatted_20_Text"><text:s text:c="20"/>&lt;/xs:documentation&gt;</text:p>
      <text:p text:style-name="Preformatted_20_Text"><text:s text:c="18"/>&lt;/xs:annotation&gt;</text:p>
      <text:p text:style-name="Preformatted_20_Text"><text:s text:c="16"/>&lt;/xs:element&gt;</text:p>
      <text:p text:style-name="Preformatted_20_Text"><text:s text:c="16"/>&lt;xs:element name="function" type="functionType" minOccurs="0" maxOccurs="1"&gt;</text:p>
      <text:p text:style-name="Preformatted_20_Text"><text:s text:c="18"/>&lt;xs:annotation&gt;</text:p>
      <text:p text:style-name="Preformatted_20_Text"><text:s text:c="20"/>&lt;xs:documentation&gt;</text:p>
      <text:p text:style-name="Preformatted_20_Text"><text:s text:c="22"/>Describes one function.</text:p>
      <text:p text:style-name="Preformatted_20_Text"><text:s text:c="20"/>&lt;/xs:documentation&gt;</text:p>
      <text:p text:style-name="Preformatted_20_Text"><text:s text:c="18"/>&lt;/xs:annotation&gt;</text:p>
      <text:p text:style-name="Preformatted_20_Text"><text:s text:c="16"/>&lt;/xs:element&gt;</text:p>
      <text:p text:style-name="Preformatted_20_Text"/>
      <text:p text:style-name="Preformatted_20_Text">&lt;!--</text:p>
      <text:p text:style-name="Preformatted_20_Text"><text:s text:c="16"/>XML Schema 1.1 construct expressing extensibility promise</text:p>
      <text:p text:style-name="Preformatted_20_Text"><text:s text:c="16"/>&lt;xs:any minOccurs="0" maxOccurs="1" processContents="lax"&gt;</text:p>
      <text:p text:style-name="Preformatted_20_Text"><text:s text:c="16"/>&lt;xs:assert test="every $x in * satisfies</text:p>
      <text:p text:style-name="Preformatted_20_Text"><text:s text:c="36"/>(exists($x/@size) and $x/@size castable to xs:integer)"/&gt;</text:p>
      <text:p text:style-name="Preformatted_20_Text"><text:s text:c="16"/>&lt;xs:assert test="every $x in * satisfies</text:p>
      <text:p text:style-name="Preformatted_20_Text"><text:s text:c="36"/>(exists($x/@offset) and $x/@offset castable to xs:integer)"/&gt;</text:p>
      <text:p text:style-name="Preformatted_20_Text"><text:s text:c="18"/>&lt;xs:annotation&gt;</text:p>
      <text:p text:style-name="Preformatted_20_Text"><text:s text:c="20"/>&lt;xs:documentation&gt;</text:p>
      <text:p text:style-name="Preformatted_20_Text"><text:s text:c="22"/>Extension point for future schema</text:p>
      <text:p text:style-name="Preformatted_20_Text"><text:s text:c="20"/>&lt;/xs:documentation&gt;</text:p>
      <text:p text:style-name="Preformatted_20_Text"><text:s text:c="18"/>&lt;/xs:annotation&gt;</text:p>
      <text:p text:style-name="Preformatted_20_Text"><text:s text:c="16"/>&lt;/xs:any&gt;</text:p>
      <text:p text:style-name="Preformatted_20_Text"><text:s/>--&gt;</text:p>
      <text:p text:style-name="Preformatted_20_Text"/>
      <text:p text:style-name="Preformatted_20_Text"><text:s text:c="14"/>&lt;/xs:choice&gt;</text:p>
      <text:p text:style-name="Preformatted_20_Text"><text:s text:c="12"/>&lt;/xs:sequence&gt;</text:p>
      <text:p text:style-name="Preformatted_20_Text"><text:s text:c="12"/>&lt;xs:attribute name="space" default="249"&gt;</text:p>
      <text:p text:style-name="Preformatted_20_Text"><text:s text:c="14"/>&lt;xs:annotation&gt;</text:p>
      <text:p text:style-name="Preformatted_20_Text"><text:s text:c="16"/>&lt;xs:documentation&gt;</text:p>
      <text:p text:style-name="Preformatted_20_Text"><text:s text:c="18"/>The decimal number of the address space where the information is found.</text:p>
      <text:p text:style-name="Preformatted_20_Text"><text:s text:c="18"/>Reserved, ignore upon receipt.</text:p>
      <text:p text:style-name="Preformatted_20_Text"><text:s text:c="16"/>&lt;/xs:documentation&gt;</text:p>
      <text:p text:style-name="Preformatted_20_Text"><text:s text:c="14"/>&lt;/xs:annotation&gt;</text:p>
      <text:p text:style-name="Preformatted_20_Text"><text:s text:c="14"/>&lt;xs:simpleType&gt;</text:p>
      <text:p text:style-name="Preformatted_20_Text"><text:s text:c="16"/>&lt;xs:restriction base="xs:token"&gt;</text:p>
      <text:p text:style-name="Preformatted_20_Text"><text:s text:c="18"/>&lt;xs:enumeration value="249"/&gt;</text:p>
      <text:p text:style-name="Preformatted_20_Text"><text:s text:c="16"/>&lt;/xs:restriction&gt;</text:p>
      <text:p text:style-name="Preformatted_20_Text"><text:s text:c="14"/>&lt;/xs:simpleType&gt;</text:p>
      <text:p text:style-name="Preformatted_20_Text"><text:s text:c="12"/>&lt;/xs:attribute&gt;</text:p>
      <text:p text:style-name="Preformatted_20_Text"><text:s text:c="12"/>&lt;xs:attribute name="origin" default="0"&gt;</text:p>
      <text:p text:style-name="Preformatted_20_Text"><text:s text:c="14"/>&lt;xs:annotation&gt;</text:p>
      <text:p text:style-name="Preformatted_20_Text"><text:s text:c="16"/>&lt;xs:documentation&gt;</text:p>
      <text:p text:style-name="Preformatted_20_Text"><text:s text:c="18"/>Starting address of the segment's contents</text:p>
      <text:p text:style-name="Preformatted_20_Text"><text:s text:c="18"/>within the memory space. </text:p>
      <text:p text:style-name="Preformatted_20_Text"><text:s text:c="18"/>Reserved, ignore upon receipt.</text:p>
      <text:p text:style-name="Preformatted_20_Text"><text:s text:c="16"/>&lt;/xs:documentation&gt;</text:p>
      <text:p text:style-name="Preformatted_20_Text"><text:s text:c="14"/>&lt;/xs:annotation&gt;</text:p>
      <text:p text:style-name="Preformatted_20_Text"><text:s text:c="14"/>&lt;xs:simpleType&gt;</text:p>
      <text:p text:style-name="Preformatted_20_Text"><text:s text:c="16"/>&lt;xs:restriction base="xs:token"&gt;</text:p>
      <text:p text:style-name="Preformatted_20_Text"><text:soft-page-break/><text:s text:c="18"/>&lt;xs:enumeration value="0"/&gt;</text:p>
      <text:p text:style-name="Preformatted_20_Text"><text:s text:c="16"/>&lt;/xs:restriction&gt;</text:p>
      <text:p text:style-name="Preformatted_20_Text"><text:s text:c="14"/>&lt;/xs:simpleType&gt;</text:p>
      <text:p text:style-name="Preformatted_20_Text"><text:s text:c="12"/>&lt;/xs:attribute&gt;</text:p>
      <text:p text:style-name="Preformatted_20_Text"><text:s text:c="10"/>&lt;/xs:complexType&gt;</text:p>
      <text:p text:style-name="Preformatted_20_Text"><text:s text:c="8"/>&lt;/xs:element&gt;</text:p>
      <text:p text:style-name="Preformatted_20_Text"><text:s text:c="6"/>&lt;/xs:sequence&gt;</text:p>
      <text:p text:style-name="Preformatted_20_Text"><text:s text:c="4"/>&lt;/xs:complexType&gt;</text:p>
      <text:p text:style-name="Preformatted_20_Text"><text:s text:c="2"/>&lt;/xs:element&gt;</text:p>
      <text:p text:style-name="Preformatted_20_Text">&lt;/xs:schema&gt;</text:p>
      <text:p text:style-name="Standard"/>
      <text:p text:style-name="P49"><text:change-end text:change-id="ct105553122264000"/><text:change text:change-id="ct105553122264240"/><text:change text:change-id="ct105553122264480"/><text:change text:change-id="ct105553122264720"/><text:change text:change-id="ct105553122264960"/><text:change text:change-id="ct105553122265200"/><text:change text:change-id="ct105553122265440"/><text:change text:change-id="ct105553122265680"/><text:change text:change-id="ct105553122265920"/><text:change text:change-id="ct105553122266160"/><text:change text:change-id="ct105553122266400"/><text:change text:change-id="ct105553122266640"/><text:change text:change-id="ct105553122266880"/><text:change text:change-id="ct105553122267120"/><text:span text:style-name="T55"/></text:p>
      <text:p text:style-name="Standard"><text:change-start text:change-id="ct105553122267360"/></text:p>
      <text:p text:style-name="P26"><text:change-end text:change-id="ct1055531222673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text:s/>Introduction (Informative)<text:tab/>1</text:p>
          <text:p text:style-name="P28"><text:s/>2 <text:s/>Intended Use (Informative)<text:tab/>1</text:p>
          <text:p text:style-name="P28"><text:s/>3 <text:s/>References and Context (Normative)<text:tab/>2</text:p>
          <text:p text:style-name="P28"><text:s/>4 <text:s/>Content (normative)<text:tab/>2</text:p>
          <text:p text:style-name="P28"><text:s/>5 <text:s/>Format (normative)<text:tab/>2</text:p>
          <text:p text:style-name="P29"><text:s/>5.1 <text:s/>XML Elements<text:tab/>3</text:p>
          <text:p text:style-name="P30"><text:s/>5.1.1 <text:s/>&lt;fdi&gt; Element<text:tab/>3</text:p>
          <text:p text:style-name="P30"><text:s/>5.1.2 <text:s/>&lt;segment&gt; Element<text:tab/>3</text:p>
          <text:p text:style-name="P30"><text:s/>5.1.3 <text:s/>&lt;group&gt; Element<text:tab/>3</text:p>
          <text:p text:style-name="P30"><text:s/>5.1.4 <text:s/>&lt;function&gt; Element<text:tab/>3</text:p>
        </text:index-body>
      </text:table-of-conten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MT1" style:family="text">
      <style:text-properties style:font-name="Times New Roman" fo:font-size="1pt" style:font-name-asian="Times New Roman" style:font-name-complex="Times New Roman"/>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Standard</text:p>
      </style:header>
      <style:footer>
        <text:tracked-changes>
          <text:changed-region xml:id="ct105553122121104" text:id="ct105553122121104">
            <text:deletion>
              <office:change-info>
                <dc:creator>Alex Shepherd</dc:creator>
                <dc:date>2021-05-01T00:28:26</dc:date>
              </office:change-info>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date style:data-style-name="N40" text:date-value="2024-07-04T15:59:22.174625345">Jul 4, 2024</text:date></text:span></text:span></text:p>
            </text:deletion>
          </text:changed-region>
          <text:changed-region xml:id="ct105553122121344" text:id="ct105553122121344">
            <text:insertion>
              <office:change-info>
                <dc:creator>Alex Shepherd</dc:creator>
                <dc:date>2021-05-01T00:41:57</dc:date>
              </office:change-info>
            </text:insertion>
          </text:changed-region>
          <text:changed-region xml:id="ct105553122154352" text:id="ct105553122154352">
            <text:insertion>
              <office:change-info>
                <dc:creator>Balazs Racz</dc:creator>
                <dc:date>2024-07-02T21:11:10</dc:date>
              </office:change-info>
            </text:insertion>
          </text:changed-region>
          <text:changed-region xml:id="ct105553122154592" text:id="ct105553122154592">
            <text:deletion>
              <office:change-info>
                <dc:creator>Balazs Racz</dc:creator>
                <dc:date>2024-07-02T21:11:10</dc:date>
              </office:change-info>
              <text:p text:style-name="MP4"><text:span text:style-name="Page_20_Number"><text:span text:style-name="MT2"><text:date style:data-style-name="N40" text:date-value="2024-07-04T15:59:22.174849770">Jul 4, 2024</text:date></text:span></text:span></text:p>
            </text:deletion>
            <text:insertion>
              <office:change-info>
                <dc:creator>Alex Shepherd</dc:creator>
                <dc:date>2021-05-01T00:41:57</dc:date>
              </office:change-info>
            </text:insertion>
          </text:changed-region>
        </text:tracked-changes>
        <text:p text:style-name="MP4"><text:change text:change-id="ct105553122121104"/><text:change-start text:change-id="ct105553122121344"/><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change-end text:change-id="ct105553122121344"/><text:change-start text:change-id="ct105553122154352"/><text:span text:style-name="Page_20_Number"><text:span text:style-name="MT2"><text:user-defined style:data-style-name="N0" text:name="OLCBdate">Jul 1, 2024</text:user-defined></text:span></text:span><text:change-end text:change-id="ct105553122154352"/><text:change text:change-id="ct105553122154592"/></text:p>
      </style:footer>
    </style:master-page>
    <style:master-page style:name="First_20_Page" style:display-name="First Page" style:page-layout-name="Mpm2" draw:style-name="Mdp1" style:next-style-name="Standard">
      <style:header>
        <text:tracked-changes>
          <text:changed-region xml:id="ct105553122231232" text:id="ct105553122231232">
            <text:deletion>
              <office:change-info>
                <dc:creator>Balazs Racz</dc:creator>
                <dc:date>2024-07-02T21:10:14</dc:date>
              </office:change-info>
              <text:p text:style-name="MP7"><text:date style:data-style-name="N40" text:date-value="2024-07-04T15:59:22.176026590">Jul 4, 2024</text:date></text:p>
            </text:deletion>
          </text:changed-region>
          <text:changed-region xml:id="ct105553122231472" text:id="ct105553122231472">
            <text:insertion>
              <office:change-info>
                <dc:creator>Balazs Racz</dc:creator>
                <dc:date>2024-07-02T21:10:14</dc:date>
              </office:change-info>
            </text:insertion>
          </text:changed-region>
          <text:changed-region xml:id="ct105553122231712" text:id="ct105553122231712">
            <text:deletion>
              <office:change-info>
                <dc:creator>Balazs Racz</dc:creator>
                <dc:date>2024-07-02T21:09:31</dc:date>
              </office:change-info>
              <text:p text:style-name="MP7">Preliminary</text:p>
            </text:deletion>
          </text:changed-region>
          <text:changed-region xml:id="ct105553122231952" text:id="ct105553122231952">
            <text:insertion>
              <office:change-info>
                <dc:creator>Balazs Racz</dc:creator>
                <dc:date>2024-07-02T21:09:31</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Func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change text:change-id="ct105553122231232"/><text:change-start text:change-id="ct105553122231472"/><text:user-defined style:data-style-name="N0" text:name="OLCBdate">Jul 1, 2024</text:user-defined><text:change-end text:change-id="ct105553122231472"/></text:p>
            </table:table-cell>
            <table:table-cell table:style-name="Table1.C1" office:value-type="string">
              <text:p text:style-name="MP7"><text:change text:change-id="ct105553122231712"/><text:change-start text:change-id="ct105553122231952"/><text:user-defined style:data-style-name="N0" text:name="OLCBstatus">Draft</text:user-defined><text:change-end text:change-id="ct105553122231952"/></text:p>
            </table:table-cell>
          </table:table-row>
        </table:table>
        <text:p text:style-name="Header"/>
      </style:header>
      <style:footer>
        <text:tracked-changes>
          <text:changed-region xml:id="ct105553122121584" text:id="ct105553122121584">
            <text:deletion>
              <office:change-info>
                <dc:creator>Alex Shepherd</dc:creator>
                <dc:date>2021-05-01T00:28:12</dc:date>
              </office:change-info>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2"><text:date style:data-style-name="N40" text:date-value="2024-07-04T15:59:22.499209307">Jul 4, 2024</text:date></text:span></text:span><text:span text:style-name="MT3"/></text:p>
              <text:p text:style-name="MP8"><text:span text:style-name="Page_20_Number"><text:span text:style-name="MT3"/></text:span></text:p>
            </text:deletion>
          </text:changed-region>
          <text:changed-region xml:id="ct105553122121824" text:id="ct105553122121824">
            <text:insertion>
              <office:change-info>
                <dc:creator>Alex Shepherd</dc:creator>
                <dc:date>2021-05-01T00:41:52</dc:date>
              </office:change-info>
            </text:insertion>
          </text:changed-region>
          <text:changed-region xml:id="ct105553122122064" text:id="ct105553122122064">
            <text:insertion>
              <office:change-info>
                <dc:creator>Balazs Racz</dc:creator>
                <dc:date>2024-07-02T21:11:01</dc:date>
              </office:change-info>
            </text:insertion>
          </text:changed-region>
          <text:changed-region xml:id="ct105553122122304" text:id="ct105553122122304">
            <text:deletion>
              <office:change-info>
                <dc:creator>Balazs Racz</dc:creator>
                <dc:date>2024-07-02T21:11:01</dc:date>
              </office:change-info>
              <text:p text:style-name="MP8"><text:span text:style-name="Page_20_Number"><text:span text:style-name="MT2"><text:date style:data-style-name="N40" text:date-value="2024-07-04T15:59:22.499541230">Jul 4, 2024</text:date></text:span></text:span><text:span text:style-name="MT3"/></text:p>
            </text:deletion>
            <text:insertion>
              <office:change-info>
                <dc:creator>Alex Shepherd</dc:creator>
                <dc:date>2021-05-01T00:41:52</dc:date>
              </office:change-info>
            </text:insertion>
          </text:changed-region>
        </text:tracked-changes>
        <text:p text:style-name="MP8"><text:change text:change-id="ct105553122121584"/><text:change-start text:change-id="ct105553122121824"/><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change-end text:change-id="ct105553122121824"/><text:change-start text:change-id="ct105553122122064"/><text:span text:style-name="Page_20_Number"><text:span text:style-name="MT2"><text:user-defined style:data-style-name="N0" text:name="OLCBdate">Jul 1, 2024</text:user-defined></text:span></text:span><text:change-end text:change-id="ct105553122122064"/><text:change text:change-id="ct105553122122304"/><text:span text:style-name="MT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10</meta:editing-cycles>
    <meta:editing-duration>PT20H39M23S</meta:editing-duration>
    <meta:generator>LibreOffice/7.4.6.2$MacOSX_X86_64 LibreOffice_project/5b1f5509c2decdade7fda905e3e1429a67acd63d</meta:generator>
    <dc:date>2024-07-04T15:59:21.315135067</dc:date>
    <dc:creator>Bob Jacobsen</dc:creator>
    <meta:document-statistic meta:table-count="1" meta:image-count="1" meta:object-count="0" meta:page-count="9" meta:paragraph-count="235" meta:word-count="1570" meta:character-count="13999" meta:non-whitespace-character-count="10892"/>
    <meta:user-defined meta:name="OLCBdate">Jul 1, 2024</meta:user-defined>
    <meta:user-defined meta:name="OLCBstatus">Draft</meta:user-defined>
    <meta:user-defined meta:name="OLCByear">2024</meta:user-defined>
  </office:meta>
</office:document-meta>
</file>